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a6a3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d8282"/>
    </style:style>
    <style:style style:name="P5" style:family="paragraph" style:parent-style-name="Standard">
      <style:text-properties officeooo:paragraph-rsid="0032c0e9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officeooo:paragraph-rsid="00732b30"/>
    </style:style>
    <style:style style:name="P8" style:family="paragraph" style:parent-style-name="Standard">
      <style:text-properties officeooo:rsid="007e7a1c" officeooo:paragraph-rsid="007e7a1c"/>
    </style:style>
    <style:style style:name="P9" style:family="paragraph" style:parent-style-name="Standard">
      <style:text-properties officeooo:paragraph-rsid="008a8479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0d8282" style:font-weight-asian="bold" style:font-weight-complex="bold"/>
    </style:style>
    <style:style style:name="P12" style:family="paragraph" style:parent-style-name="Standard">
      <style:text-properties fo:font-weight="bold" officeooo:paragraph-rsid="008a8479" style:font-weight-asian="bold" style:font-weight-complex="bold"/>
    </style:style>
    <style:style style:name="P13" style:family="paragraph" style:parent-style-name="Standard">
      <style:text-properties fo:font-weight="bold" officeooo:paragraph-rsid="0032c0e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8282" style:font-weight-asian="bold" style:font-weight-complex="bold"/>
    </style:style>
    <style:style style:name="T3" style:family="text">
      <style:text-properties officeooo:rsid="000d8282"/>
    </style:style>
    <style:style style:name="T4" style:family="text">
      <style:text-properties officeooo:rsid="000fa5d6"/>
    </style:style>
    <style:style style:name="T5" style:family="text">
      <style:text-properties officeooo:rsid="001cc479"/>
    </style:style>
    <style:style style:name="T6" style:family="text">
      <style:text-properties officeooo:rsid="002b490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outing</text:p>
      <text:p text:style-name="Standard"/>
      <text:p text:style-name="Standard"><text:s text:c="6"/>-&gt;<text:tab/><text:tab/>When your application receives a request, it calls a controller action to generate the <text:tab/>response. The routing configuration defines which action to run for each incoming URL</text:p>
      <text:p text:style-name="Standard"/>
      <text:p text:style-name="Standard"/>
      <text:p text:style-name="Standard"/>
      <text:p text:style-name="Standard"><text:s text:c="4"/><text:span text:style-name="T1">Creating Routes</text:span></text:p>
      <text:p text:style-name="P3"/>
      <text:p text:style-name="Standard"><text:s text:c="7"/><text:tab/> -Routes can be configured in YAML, XML, PHP or using attributes</text:p>
      <text:p text:style-name="P2"><text:tab/>-All formats provide the same features and performance</text:p>
      <text:p text:style-name="P2"><text:s text:c="8"/><text:tab/>- Symfony recommends attributes because it's convenient to put the route and controller in <text:tab/>the same place.</text:p>
      <text:p text:style-name="Standard"/>
      <text:p text:style-name="Standard"/>
      <text:p text:style-name="Standard"/>
      <text:p text:style-name="Standard"><text:s text:c="3"/><text:tab/><text:span text:style-name="T1"> </text:span><text:span text:style-name="T2">1) </text:span><text:span text:style-name="T1">Creating Routes as Attributes</text:span></text:p>
      <text:p text:style-name="Standard"/>
      <text:p text:style-name="Standard"><text:s text:c="6"/><text:tab/> <text:s/>-PHP attributes allow to define routes next to the code of the controllers associated to those <text:tab/>routes</text:p>
      <text:p text:style-name="Standard"><text:s text:c="7"/><text:tab/> -PHP 8 and higher versions, so you can use them right away.</text:p>
      <text:p text:style-name="Standard"/>
      <text:p text:style-name="Standard"/>
      <text:p text:style-name="Standard"><text:s text:c="10"/>-You need to add a bit of configuration to your project before using them.</text:p>
      <text:p text:style-name="Standard"><text:s text:c="12"/>-<text:span text:style-name="T1">config/routes/attributes.yaml create this file if not exits</text:span></text:p>
      <text:p text:style-name="P3"/>
      <text:p text:style-name="Standard"><text:s text:c="10"/><text:span text:style-name="T1"><text:s text:c="2"/>-Example</text:span></text:p>
      <text:p text:style-name="P3"><text:s text:c="16"/>controllers:</text:p>
      <text:p text:style-name="P3"><text:s text:c="16"/>resource:</text:p>
      <text:p text:style-name="P3"><text:s text:c="20"/>path: ../../src/Controller/</text:p>
      <text:p text:style-name="P3"><text:s text:c="20"/>namespace: App\Controller</text:p>
      <text:p text:style-name="P3"><text:s text:c="16"/>type: attribute</text:p>
      <text:p text:style-name="P3"/>
      <text:p text:style-name="P3"><text:s text:c="12"/>kernel:</text:p>
      <text:p text:style-name="P3"><text:s text:c="16"/>resource: App\Kernel</text:p>
      <text:p text:style-name="P3"><text:s text:c="16"/>type: attribute</text:p>
      <text:p text:style-name="Standard"/>
      <text:p text:style-name="Standard"/>
      <text:p text:style-name="Standard"><text:s text:c="8"/><text:tab/>- This configuration tells Symfony to look for routes defined as attributes on classes declared <text:tab/>in the App\Controller namespace and stored in the src/Controller/</text:p>
      <text:p text:style-name="Standard"/>
      <text:p text:style-name="Standard"/>
      <text:p text:style-name="Standard"><text:s text:c="5"/><text:tab/>- Suppose you want to define a route for the /blog URL in your application. To do so, create <text:tab/> <text:s/>a controller class like the following:</text:p>
      <text:p text:style-name="Standard"/>
      <text:p text:style-name="Standard"><text:s text:c="6"/><text:span text:style-name="T1"><text:s text:c="2"/><text:tab/>#[Route('/blog', name: 'blog_list')]</text:span></text:p>
      <text:p text:style-name="P3"><text:s text:c="11"/><text:tab/> public function list(): Response</text:p>
      <text:p text:style-name="P3"><text:s text:c="11"/><text:tab/> {</text:p>
      <text:p text:style-name="P3"><text:s text:c="16"/>// ...</text:p>
      <text:p text:style-name="P3"><text:s text:c="12"/>}</text:p>
      <text:p text:style-name="P4"><text:soft-page-break/><text:tab/>- This configuration defines a route called blog_list that matches when the user requests <text:tab/>the /blog URL. When the match occurs, the application runs the list() method of the <text:tab/><text:span text:style-name="T1">BlogController class.</text:span></text:p>
      <text:p text:style-name="P11"><text:tab/></text:p>
      <text:p text:style-name="Standard"><text:s text:c="10"/>-The route name (blog_list) </text:p>
      <text:p text:style-name="Standard"><text:s text:c="10"/>-use name when generating URLs</text:p>
      <text:p text:style-name="Standard"><text:s text:c="9"/>- You only have to keep in mind that each route name must be unique in the application.</text:p>
      <text:p text:style-name="Standard"/>
      <text:p text:style-name="Standard"/>
      <text:p text:style-name="Standard"/>
      <text:p text:style-name="Standard"/>
      <text:p text:style-name="Standard"><text:s/><text:span text:style-name="T1"><text:s text:c="3"/><text:tab/> 2)Creating Routes in YAML, XML or PHP Files</text:span></text:p>
      <text:p text:style-name="P3"/>
      <text:p text:style-name="Standard"><text:s text:c="13"/>-you can define them in a separate YAML, XML or PHP file.</text:p>
      <text:p text:style-name="Standard"><text:s text:c="13"/>-The main advantage is that they don't require any extra dependency</text:p>
      <text:p text:style-name="Standard"/>
      <text:p text:style-name="Standard"/>
      <text:p text:style-name="Standard"><text:s text:c="13"/>=&gt;<text:span text:style-name="T1">php</text:span></text:p>
      <text:p text:style-name="Standard"><text:s text:c="16"/>-create routes.php file inside the config <text:s/>config/routes.php</text:p>
      <text:p text:style-name="Standard"><text:s text:c="13"/>=&gt;<text:span text:style-name="T1">xml</text:span></text:p>
      <text:p text:style-name="Standard"><text:s text:c="16"/>-create routes.<text:span text:style-name="T3">xml</text:span> file inside the config <text:s/>config/routes.xml</text:p>
      <text:p text:style-name="Standard"><text:s text:c="13"/>=&gt;<text:span text:style-name="T1">yml</text:span></text:p>
      <text:p text:style-name="Standard"><text:s text:c="16"/>-create routes.<text:span text:style-name="T4">yml</text:span> file inside the config <text:s/>config/routes.yml</text:p>
      <text:p text:style-name="Standard"/>
      <text:p text:style-name="Standard"/>
      <text:p text:style-name="Standard"><text:s text:c="3"/><text:span text:style-name="T1"><text:s/><text:tab/> 3)Matching HTTP Methods</text:span></text:p>
      <text:p text:style-name="Standard"/>
      <text:p text:style-name="Standard"><text:s text:c="7"/><text:tab/> -By default, routes match any HTTP verb (<text:span text:style-name="T1">GET, POST, PUT, etc</text:span>.)</text:p>
      <text:p text:style-name="Standard"><text:s text:c="8"/><text:tab/> -we used in all type of roues patten</text:p>
      <text:p text:style-name="Standard"/>
      <text:p text:style-name="Standard"><text:s text:c="12"/>-<text:span text:style-name="T1">Attributes</text:span></text:p>
      <text:p text:style-name="P3"><text:s text:c="12"/>-YAML</text:p>
      <text:p text:style-name="P3"><text:s text:c="12"/>-xml</text:p>
      <text:p text:style-name="P3"><text:s text:c="12"/>-php</text:p>
      <text:p text:style-name="Standard"/>
      <text:p text:style-name="Standard"><text:s text:c="12"/>=&gt; <text:span text:style-name="T1">Attributes</text:span></text:p>
      <text:p text:style-name="Standard"/>
      <text:p text:style-name="Standard"><text:s text:c="16"/>=<text:span text:style-name="T1"> #[Route('/api/posts/{id}', methods: ['GET', 'HEAD'])]</text:span></text:p>
      <text:p text:style-name="P3"><text:s text:c="16"/>= #[Route('/api/posts/{id}', methods: ['PUT'])]</text:p>
      <text:p text:style-name="Standard"><text:s text:c="16"/><text:span text:style-name="T1">Example</text:span></text:p>
      <text:p text:style-name="Standard"><text:s text:c="20"/>#[Route('/api/posts/{id}', methods: ['GET', 'HEAD'])]</text:p>
      <text:p text:style-name="Standard"><text:s text:c="20"/>public function show(int $id): Response</text:p>
      <text:p text:style-name="Standard"><text:s text:c="20"/>{</text:p>
      <text:p text:style-name="Standard"><text:s text:c="24"/>// ... return a JSON response with the post</text:p>
      <text:p text:style-name="Standard"><text:s text:c="24"/>$msg="Only Get and Head method is allow to access ".$id;</text:p>
      <text:p text:style-name="Standard"><text:s text:c="24"/>dd($msg);</text:p>
      <text:p text:style-name="Standard"><text:s text:c="20"/>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2"/>=&gt;<text:span text:style-name="T1">YAML</text:span></text:p>
      <text:p text:style-name="Standard"/>
      <text:p text:style-name="Standard"><text:s text:c="16"/>api_post_show:</text:p>
      <text:p text:style-name="Standard"><text:s text:c="16"/>path: <text:s text:c="6"/>/api/posts/{id}</text:p>
      <text:p text:style-name="Standard"><text:s text:c="16"/>controller: App\Controller\BlogApiController::show</text:p>
      <text:p text:style-name="Standard"><text:s text:c="16"/><text:span text:style-name="T1">methods: <text:s text:c="3"/>GET|HEAD</text:span></text:p>
      <text:p text:style-name="Standard"/>
      <text:p text:style-name="Standard"><text:s text:c="12"/>=&gt;<text:span text:style-name="T1">XML</text:span></text:p>
      <text:p text:style-name="Standard"><text:s text:c="17"/>&lt;route id="api_post_show" path="/api/posts/{id}"</text:p>
      <text:p text:style-name="Standard"><text:s text:c="16"/>controller="App\Controller\BlogApiController::show"</text:p>
      <text:p text:style-name="Standard"><text:s text:c="14"/><text:span text:style-name="T1"><text:s text:c="2"/>methods="GET|HEAD"</text:span>/&gt;</text:p>
      <text:p text:style-name="Standard"/>
      <text:p text:style-name="Standard"/>
      <text:p text:style-name="Standard"><text:s text:c="12"/>=&gt;<text:span text:style-name="T1">PHP</text:span></text:p>
      <text:p text:style-name="Standard"><text:s text:c="18"/>$routes-&gt;add('api_post_show', '/api/posts/{id}')</text:p>
      <text:p text:style-name="Standard"><text:s text:c="16"/>-&gt;controller([BlogApiController::class, 'show'])</text:p>
      <text:p text:style-name="Standard"><text:s text:c="13"/><text:span text:style-name="T1"><text:s text:c="3"/>-&gt;methods(['GET', 'HEAD'])</text:span></text:p>
      <text:p text:style-name="Standard"><text:s text:c="12"/>;</text:p>
      <text:p text:style-name="Standard"/>
      <text:p text:style-name="Standard"/>
      <text:p text:style-name="Standard"><text:s text:c="12"/>=&gt;HTML forms only support GET and POST methods.</text:p>
      <text:p text:style-name="Standard"/>
      <text:p text:style-name="Standard"><text:s text:c="12"/>=&gt;<text:span text:style-name="T5">i</text:span>f you're calling a route with a different method from an HTML form, add a hidden field <text:tab/>called _method with the method to use (e.g. &lt;input type="hidden" name="_method" <text:tab/>value="PUT"&gt;).</text:p>
      <text:p text:style-name="Standard"><text:s text:c="12"/>=&gt;framework.http_method_override option is true.</text:p>
      <text:p text:style-name="Standard"/>
      <text:p text:style-name="Standard"/>
      <text:p text:style-name="Standard"/>
      <text:p text:style-name="Standard"/>
      <text:p text:style-name="Standard"><text:s text:c="6"/><text:span text:style-name="T1"><text:s text:c="2"/>4)Matching Expressions</text:span></text:p>
      <text:p text:style-name="Standard"/>
      <text:p text:style-name="Standard"><text:s text:c="12"/>-Use the condition option if you need some route to match based on some arbitrary matching <text:tab/>logic:</text:p>
      <text:p text:style-name="Standard"/>
      <text:p text:style-name="Standard"/>
      <text:p text:style-name="Standard"><text:s text:c="16"/>Example</text:p>
      <text:p text:style-name="Standard"><text:s text:c="18"/>#[Route(</text:p>
      <text:p text:style-name="Standard"><text:s text:c="20"/>'/contact',</text:p>
      <text:p text:style-name="Standard"><text:s text:c="20"/>name: 'contact',</text:p>
      <text:p text:style-name="Standard"><text:s text:c="20"/><text:span text:style-name="T1">condition</text:span>: "context.getMethod() in ['GET', 'HEAD'] and request.headers.get('User-<text:tab/><text:tab/>Agent') matches '/firefox/i'",</text:p>
      <text:p text:style-name="Standard"><text:s text:c="20"/>// expressions can also include config parameters:</text:p>
      <text:p text:style-name="Standard"><text:s text:c="20"/>// condition: "request.headers.get('User-Agent') matches '%app.allowed_browsers%'"</text:p>
      <text:p text:style-name="Standard"><text:s text:c="16"/>)]</text:p>
      <text:p text:style-name="Standard"><text:s text:c="16"/>public function contact(): Response</text:p>
      <text:p text:style-name="Standard"><text:s text:c="16"/>{</text:p>
      <text:p text:style-name="Standard"><text:s text:c="20"/>// ...</text:p>
      <text:p text:style-name="Standard"><text:s text:c="16"/>}</text:p>
      <text:p text:style-name="Standard"/>
      <text:p text:style-name="Standard"><text:s text:c="16"/>context</text:p>
      <text:p text:style-name="Standard"><text:soft-page-break/><text:s text:c="24"/>An instance of RequestContext, which holds the most fundamental information about <text:tab/>the route being matched.</text:p>
      <text:p text:style-name="Standard"/>
      <text:p text:style-name="Standard"><text:s text:c="16"/>request</text:p>
      <text:p text:style-name="Standard"/>
      <text:p text:style-name="Standard"><text:s text:c="20"/>The Symfony Request object that represents the current request.</text:p>
      <text:p text:style-name="Standard"/>
      <text:p text:style-name="Standard"><text:s text:c="16"/>params</text:p>
      <text:p text:style-name="Standard"><text:s text:c="20"/>An array of matched route parameters for the current route.</text:p>
      <text:p text:style-name="Standard"/>
      <text:p text:style-name="Standard"><text:s text:c="12"/>-The value of the condition option is an expression using any valid expression language <text:tab/>syntax and can use any of these variables created by Symfony</text:p>
      <text:p text:style-name="Standard"/>
      <text:p text:style-name="Standard"/>
      <text:p text:style-name="Standard"/>
      <text:p text:style-name="Standard"><text:s text:c="8"/><text:span text:style-name="T1">5) Debugging Routes</text:span></text:p>
      <text:p text:style-name="Standard"/>
      <text:p text:style-name="Standard"><text:s text:c="12"/>-As your application grows, you'll eventually have a lot of routes.</text:p>
      <text:p text:style-name="Standard"><text:s text:c="12"/>-Symfony includes some commands to help you debug routing issues.</text:p>
      <text:p text:style-name="Standard"><text:s text:c="12"/>-First, the debug:router command lists all your application routes in the same order</text:p>
      <text:p text:style-name="Standard"/>
      <text:p text:style-name="Standard"/>
      <text:p text:style-name="Standard"><text:s text:c="12"/>command</text:p>
      <text:p text:style-name="Standard"><text:s text:c="13"/><text:span text:style-name="T1"><text:s text:c="3"/>php bin/console debug:router</text:span></text:p>
      <text:p text:style-name="Standard"/>
      <text:p text:style-name="Standard"/>
      <text:p text:style-name="Standard"/>
      <text:p text:style-name="Standard"><text:s text:c="11"/><text:tab/> -Pass the name (or part of the name) of some route to this argument to print the route <text:tab/>details:</text:p>
      <text:p text:style-name="Standard"><text:s text:c="13"/>command</text:p>
      <text:p text:style-name="Standard"><text:s text:c="14"/><text:span text:style-name="T1"><text:s text:c="2"/>php bin/console debug:router app_lucky_number</text:span></text:p>
      <text:p text:style-name="P3"><text:s text:c="16"/>php bin/console debug:router app_blogapi_show</text:p>
      <text:p text:style-name="Standard"/>
      <text:p text:style-name="Standard"><text:s text:c="12"/>-The other command is called <text:span text:style-name="T1">router:match</text:span> and it shows which route will match the given <text:tab/>URL.</text:p>
      <text:p text:style-name="Standard"/>
      <text:p text:style-name="Standard"><text:s text:c="12"/>command</text:p>
      <text:p text:style-name="Standard"><text:s text:c="16"/><text:span text:style-name="T1">php bin/console router:match /lucky/number/8</text:span></text:p>
      <text:p text:style-name="P3"><text:s text:c="16"/>php bin/console router:match /posts_condition/19</text:p>
      <text:p text:style-name="Standard"/>
      <text:p text:style-name="Standard"><text:s text:c="20"/>[OK] Route "app_lucky_number" matches</text:p>
      <text:p text:style-name="Standard"/>
      <text:p text:style-name="Standard"/>
      <text:p text:style-name="Standard"><text:s text:c="7"/><text:span text:style-name="T1"><text:s text:c="2"/>6) Route Parameters</text:span></text:p>
      <text:p text:style-name="Standard"/>
      <text:p text:style-name="Standard"><text:s text:c="12"/>-Some time it's common to define routes where some parts are variable or change the <text:tab/>variable</text:p>
      <text:p text:style-name="Standard"/>
      <text:p text:style-name="Standard"><text:s text:c="12"/>-<text:span text:style-name="T1">variable parts are wrapped in { }</text:span></text:p>
      <text:p text:style-name="Standard"><text:s text:c="12"/><text:span text:style-name="T1">-include the title or slug</text:span></text:p>
      <text:p text:style-name="Standard"/>
      <text:p text:style-name="Standard"/>
      <text:p text:style-name="Standard"><text:soft-page-break/><text:s text:c="16"/><text:span text:style-name="T1">-Attributes</text:span></text:p>
      <text:p text:style-name="P3"><text:s text:c="16"/>-YAML</text:p>
      <text:p text:style-name="P3"><text:s text:c="16"/>-xml</text:p>
      <text:p text:style-name="P3"><text:s text:c="16"/>-php</text:p>
      <text:p text:style-name="P3"/>
      <text:p text:style-name="Standard"/>
      <text:p text:style-name="Standard"><text:s text:c="17"/>-<text:span text:style-name="T1">Attributes</text:span></text:p>
      <text:p text:style-name="P3"/>
      <text:p text:style-name="Standard"><text:s text:c="21"/><text:span text:style-name="T1">#[Route('/blog/{slug}', name: 'blog_show')]</text:span></text:p>
      <text:p text:style-name="Standard"/>
      <text:p text:style-name="Standard"><text:s text:c="17"/>-<text:span text:style-name="T1">YAML</text:span></text:p>
      <text:p text:style-name="P3"/>
      <text:p text:style-name="Standard"><text:s text:c="20"/>blog_list:</text:p>
      <text:p text:style-name="Standard"><text:s text:c="20"/><text:span text:style-name="T1">path: <text:s text:c="6"/>/blog/{page}</text:span></text:p>
      <text:p text:style-name="Standard"><text:s text:c="20"/>controller: App\Controller\BlogController::list</text:p>
      <text:p text:style-name="Standard"><text:s text:c="20"/>requirements:</text:p>
      <text:p text:style-name="Standard"><text:s text:c="24"/>page: '\d+'</text:p>
      <text:p text:style-name="Standard"><text:s text:c="16"/>-<text:span text:style-name="T1">xml</text:span></text:p>
      <text:p text:style-name="Standard"><text:s text:c="20"/>&lt;route id="blog_show" path="<text:span text:style-name="T1">/blog/{slug}</text:span>"</text:p>
      <text:p text:style-name="Standard"><text:s text:c="24"/>controller="App\Controller\BlogController::show"/&gt;</text:p>
      <text:p text:style-name="Standard"/>
      <text:p text:style-name="Standard"><text:s text:c="17"/>-<text:span text:style-name="T1">PHP</text:span></text:p>
      <text:p text:style-name="Standard"/>
      <text:p text:style-name="Standard"><text:s text:c="18"/><text:span text:style-name="T1"><text:s/>return function (RoutingConfigurator $routes) {</text:span></text:p>
      <text:p text:style-name="P3"><text:s text:c="24"/>$routes-&gt;add('blog_show', '/blog/{slug}')</text:p>
      <text:p text:style-name="P3"><text:s text:c="28"/>-&gt;controller([BlogController::class, 'show'])</text:p>
      <text:p text:style-name="P3"><text:s text:c="24"/>;</text:p>
      <text:p text:style-name="P3"><text:s text:c="20"/>};</text:p>
      <text:p text:style-name="Standard"/>
      <text:p text:style-name="Standard"/>
      <text:p text:style-name="Standard"><text:s text:c="16"/>-<text:span text:style-name="T1">The name of the variable part ({slug}</text:span></text:p>
      <text:p text:style-name="Standard"><text:s text:c="16"/>-Routes can define any number of parameters,</text:p>
      <text:p text:style-name="Standard"><text:s text:c="16"/>-/blog/posts-about-{category}/page/{pageNumber})</text:p>
      <text:p text:style-name="Standard"/>
      <text:p text:style-name="Standard"><text:s text:c="16"/>Example</text:p>
      <text:p text:style-name="Standard"/>
      <text:p text:style-name="Standard"><text:s text:c="16"/><text:a xlink:type="simple" xlink:href="https://127.0.0.1:8000/blog/vipul/agravat" text:style-name="Internet_20_link" text:visited-style-name="Visited_20_Internet_20_Link"><text:span text:style-name="T1">https://127.0.0.1:8000/blog/vipul/agravat</text:span></text:a></text:p>
      <text:p text:style-name="P3"/>
      <text:p text:style-name="Standard"><text:s text:c="16"/>//Route Parameters</text:p>
      <text:p text:style-name="Standard"/>
      <text:p text:style-name="Standard"><text:s text:c="14"/><text:span text:style-name="T1"><text:s text:c="2"/>#[Route('/blog/{slug}/{slug1}', name: 'blog_show')]</text:span></text:p>
      <text:p text:style-name="P3"/>
      <text:p text:style-name="P3"><text:s text:c="16"/>public function show(string $slug,string $slug1): Response</text:p>
      <text:p text:style-name="P3"><text:s text:c="16"/>{</text:p>
      <text:p text:style-name="P3"><text:s text:c="20"/>// $slug will equal the dynamic part of the URL</text:p>
      <text:p text:style-name="P3"><text:s text:c="20"/>// e.g. at /blog/yay-routing, then $slug='yay-routing'</text:p>
      <text:p text:style-name="P3"/>
      <text:p text:style-name="P3"><text:s text:c="20"/>$msg="Welcome to Routes Parameters Exmple your slug is =".$slug."-".$slug1;</text:p>
      <text:p text:style-name="P3"><text:s text:c="20"/>dd($msg);</text:p>
      <text:p text:style-name="P3"><text:s text:c="20"/>// ...</text:p>
      <text:p text:style-name="P3"><text:s text:c="16"/>}</text:p>
      <text:p text:style-name="Standard"/>
      <text:p text:style-name="Standard"><text:soft-page-break/><text:s text:c="16"/>output=&gt;^ "<text:span text:style-name="T1">Welcome to Routes Parameters Exmple your slug is =vipul-agravat"</text:span></text:p>
      <text:p text:style-name="Standard"/>
      <text:p text:style-name="Standard"/>
      <text:p text:style-name="Standard"/>
      <text:p text:style-name="Standard"><text:s text:c="10"/><text:span text:style-name="T1"><text:s text:c="2"/>7) Parameters Validation</text:span></text:p>
      <text:p text:style-name="Standard"/>
      <text:p text:style-name="Standard"/>
      <text:p text:style-name="Standard"><text:s text:c="16"/>-Imagine that your application has a blog_show route (URL: /blog/{slug}) and a blog_list <text:tab/>route (URL: /blog/{page}). Given that route parameters accept any value, there's no way to <text:tab/>differentiate both routes.</text:p>
      <text:p text:style-name="Standard"/>
      <text:p text:style-name="Standard"><text:s text:c="16"/>-If the user requests /blog/my-first-post, both routes will match and Symfony will use the <text:tab/>route which was defined first.</text:p>
      <text:p text:style-name="Standard"/>
      <text:p text:style-name="Standard"><text:s text:c="16"/>-To fix this, add some validation to the {page} parameter using the requirements option:</text:p>
      <text:p text:style-name="Standard"/>
      <text:p text:style-name="Standard"><text:s text:c="16"/>-<text:span text:style-name="T1">Attributes</text:span></text:p>
      <text:p text:style-name="P3"><text:s text:c="16"/>-YAML</text:p>
      <text:p text:style-name="P3"><text:s text:c="16"/>-xml</text:p>
      <text:p text:style-name="P3"><text:s text:c="16"/>-php</text:p>
      <text:p text:style-name="Standard"/>
      <text:p text:style-name="Standard"><text:s text:c="19"/>-<text:span text:style-name="T1">Attributes</text:span></text:p>
      <text:p text:style-name="Standard"/>
      <text:p text:style-name="Standard"><text:s text:c="20"/>#[Route('/blog/{page}', name: 'blog_list',<text:span text:style-name="T1"> requirements: ['page' =&gt; '\d+'])</text:span>]</text:p>
      <text:p text:style-name="Standard"/>
      <text:p text:style-name="Standard"><text:s text:c="21"/>public function list_page(int $page): Response</text:p>
      <text:p text:style-name="Standard"><text:s text:c="20"/>{</text:p>
      <text:p text:style-name="Standard"><text:s text:c="24"/>// ...</text:p>
      <text:p text:style-name="Standard"><text:s text:c="24"/>$msg="Welcome to Routes Parameters <text:s/>requirements Exmple your slug is =".$page;</text:p>
      <text:p text:style-name="Standard"><text:s text:c="24"/>dd($msg);</text:p>
      <text:p text:style-name="Standard"><text:s text:c="20"/>}</text:p>
      <text:p text:style-name="Standard"><text:s text:c="20"/>-<text:span text:style-name="T1">YAML</text:span></text:p>
      <text:p text:style-name="Standard"><text:s text:c="23"/># config/routes.yaml</text:p>
      <text:p text:style-name="Standard"><text:s text:c="24"/>blog_list:</text:p>
      <text:p text:style-name="Standard"><text:s text:c="26"/><text:span text:style-name="T1"><text:s text:c="2"/>path: <text:s text:c="6"/>/blog/{page&lt;\d+&gt;}</text:span></text:p>
      <text:p text:style-name="Standard"><text:s text:c="28"/>controller: App\Controller\BlogController::list</text:p>
      <text:p text:style-name="Standard"/>
      <text:p text:style-name="Standard"><text:s text:c="19"/>-<text:span text:style-name="T1">xml</text:span></text:p>
      <text:p text:style-name="Standard"/>
      <text:p text:style-name="Standard"><text:s text:c="21"/>&lt;route id="blog_list" path="/blog/{page}" controller="App\Controller\<text:tab/>BlogController::list"&gt;</text:p>
      <text:p text:style-name="Standard"><text:s text:c="22"/><text:span text:style-name="T1"><text:s text:c="2"/>&lt;requirement key="page"&gt;\d+&lt;/requirement&gt;</text:span></text:p>
      <text:p text:style-name="Standard"><text:s text:c="20"/>&lt;/route&gt;</text:p>
      <text:p text:style-name="Standard"/>
      <text:p text:style-name="Standard"><text:s text:c="18"/>-<text:span text:style-name="T1">php</text:span></text:p>
      <text:p text:style-name="Standard"/>
      <text:p text:style-name="Standard"><text:s text:c="21"/>$routes-&gt;add('blog_list', '/blog/{page}')</text:p>
      <text:p text:style-name="Standard"><text:s text:c="24"/>-&gt;controller([BlogController::class, 'list'])</text:p>
      <text:p text:style-name="Standard"><text:s text:c="22"/><text:span text:style-name="T1"><text:s text:c="2"/>-&gt;requirements(['page' =&gt; '\d+'])</text:span></text:p>
      <text:p text:style-name="Standard"><text:s text:c="20"/>;</text:p>
      <text:p text:style-name="Standard"/>
      <text:p text:style-name="Standard"><text:soft-page-break/><text:s text:c="16"/>=&gt;The requirements option defines the PHP regular expressions that route parameters <text:span text:style-name="T6">`<text:tab/></text:span>must match for the entire route to match.</text:p>
      <text:p text:style-name="Standard"/>
      <text:p text:style-name="Standard"><text:s text:c="16"/>=&gt;The Requirement enum was introduced in Symfony 6.1.</text:p>
      <text:p text:style-name="Standard"><text:s text:c="16"/>=&gt;When using regular expressions in route parameters, you can set the utf8 route option <text:tab/>to true to make any . character match any UTF-8 characters instead of just a single byte</text:p>
      <text:p text:style-name="Standard"/>
      <text:p text:style-name="Standard"/>
      <text:p text:style-name="Standard"><text:s text:c="16"/>=&gt;If you prefer, requirements can be inlined in each parameter using the syntax <text:tab/>{parameter_name&lt;requirements&gt;}</text:p>
      <text:p text:style-name="Standard"><text:s text:c="16"/><text:span text:style-name="T1"><text:s/>#[Route('/blog/{page&lt;\d+&gt;}', name: 'blog_list')]</text:span></text:p>
      <text:p text:style-name="Standard"/>
      <text:p text:style-name="Standard"/>
      <text:p text:style-name="Standard"/>
      <text:p text:style-name="Standard"><text:s text:c="9"/><text:span text:style-name="T1"><text:s text:c="4"/>8)Optional Parameters</text:span></text:p>
      <text:p text:style-name="Standard"/>
      <text:p text:style-name="Standard"><text:s text:c="17"/>=&gt;If users visit /blog/1, it will match. But if they visit /blog, it will not match. As soon as <text:tab/>you add a parameter to a route, it must have a value.</text:p>
      <text:p text:style-name="Standard"/>
      <text:p text:style-name="Standard"><text:s text:c="17"/>=&gt;When using annotations or attributes, default values are defined in the arguments of <text:tab/>the controller action.</text:p>
      <text:p text:style-name="Standard"/>
      <text:p text:style-name="Standard"><text:s text:c="17"/><text:span text:style-name="T1"><text:s text:c="3"/>-Attributes</text:span></text:p>
      <text:p text:style-name="P3"><text:s text:c="20"/>-YAML</text:p>
      <text:p text:style-name="P3"><text:s text:c="20"/>-xml</text:p>
      <text:p text:style-name="P3"><text:s text:c="20"/>-php</text:p>
      <text:p text:style-name="Standard"/>
      <text:p text:style-name="Standard"><text:s text:c="24"/>-<text:span text:style-name="T1">Attributes</text:span></text:p>
      <text:p text:style-name="P3"/>
      <text:p text:style-name="Standard"><text:s text:c="27"/><text:span text:style-name="T1"><text:s/>#[Route('/list_deafult_page/{page}', name: 'blog_page_deafult_list', <text:tab/><text:tab/><text:tab/><text:tab/>requirements: ['page' =&gt; '\d+'])]</text:span></text:p>
      <text:p text:style-name="P3"/>
      <text:p text:style-name="Standard"><text:s text:c="28"/><text:span text:style-name="T1">public function list_deafult_page(int $page=1): Response</text:span></text:p>
      <text:p text:style-name="P3"><text:s text:c="28"/>{</text:p>
      <text:p text:style-name="P3"><text:s text:c="32"/>// ...</text:p>
      <text:p text:style-name="P3"><text:s text:c="32"/>$msg="Welcome to Routes Parameters Deafult Exmple your page is =".<text:tab/><text:tab/><text:tab/>$page;</text:p>
      <text:p text:style-name="P3"><text:s text:c="32"/>dd($msg);</text:p>
      <text:p text:style-name="P3"><text:s text:c="28"/>}</text:p>
      <text:p text:style-name="P3"/>
      <text:p text:style-name="Standard"><text:s text:c="25"/>-<text:span text:style-name="T1">yaml</text:span></text:p>
      <text:p text:style-name="P3"/>
      <text:p text:style-name="Standard"><text:s text:c="28"/># config/routes.yaml</text:p>
      <text:p text:style-name="Standard"><text:s text:c="28"/>blog_list:</text:p>
      <text:p text:style-name="Standard"><text:s text:c="32"/><text:span text:style-name="T1">path: <text:s text:c="6"/>/blog/{page&lt;\d+&gt;?1}</text:span></text:p>
      <text:p text:style-name="Standard"><text:s text:c="32"/>controller: App\Controller\BlogController::lis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5"/>-<text:span text:style-name="T1">xml</text:span></text:p>
      <text:p text:style-name="Standard"><text:s text:c="30"/>&lt;route id="blog_list" path="/blog/{page}" controller="App\Controller\<text:tab/><text:tab/><text:tab/><text:tab/>BlogController::list"&gt;</text:p>
      <text:p text:style-name="Standard"><text:s text:c="30"/><text:span text:style-name="T1"><text:s text:c="2"/>&lt;default key="page"&gt;1&lt;/default&gt;</text:span></text:p>
      <text:p text:style-name="Standard"/>
      <text:p text:style-name="Standard"><text:s text:c="32"/>&lt;requirement key="page"&gt;\d+&lt;/requirement&gt;</text:p>
      <text:p text:style-name="Standard"><text:s text:c="28"/>&lt;/route&gt;</text:p>
      <text:p text:style-name="Standard"/>
      <text:p text:style-name="Standard"><text:s text:c="24"/>-<text:span text:style-name="T1">php</text:span></text:p>
      <text:p text:style-name="Standard"><text:s text:c="28"/>return function (RoutingConfigurator $routes) {</text:p>
      <text:p text:style-name="Standard"><text:s text:c="32"/>$routes-&gt;add('blog_list', '/blog/{page}')</text:p>
      <text:p text:style-name="Standard"><text:s text:c="36"/>-&gt;controller([BlogController::class, 'list'])</text:p>
      <text:p text:style-name="Standard"><text:s text:c="36"/><text:span text:style-name="T1">-&gt;defaults(['page' =&gt; 1])</text:span></text:p>
      <text:p text:style-name="P3"><text:s text:c="36"/>-&gt;requirements(['page' =&gt; '\d+'])</text:p>
      <text:p text:style-name="Standard"><text:s text:c="32"/>;</text:p>
      <text:p text:style-name="Standard"><text:s text:c="28"/>};</text:p>
      <text:p text:style-name="Standard"/>
      <text:p text:style-name="Standard"/>
      <text:p text:style-name="Standard"><text:s text:c="26"/>=&gt; inlined in each parameter using the syntax {parameter_name?default_value}.</text:p>
      <text:p text:style-name="Standard"/>
      <text:p text:style-name="P9"><text:s text:c="28"/><text:span text:style-name="T1">#[Route('/blog/{page&lt;\d+&gt;?1}', name: 'blog_list')]</text:span></text:p>
      <text:p text:style-name="P12"/>
      <text:p text:style-name="P12"><text:tab/>9)Priority Parameter</text:p>
      <text:p text:style-name="Standard"/>
      <text:p text:style-name="Standard"><text:s text:c="20"/>-Symfony evaluates routes in the order they are defined.</text:p>
      <text:p text:style-name="Standard"><text:s text:c="20"/>-If the path of a route matches many different patterns, it might prevent other routes <text:tab/> <text:s text:c="4"/>from being matched</text:p>
      <text:p text:style-name="Standard"><text:s text:c="20"/>-PHP annotations or attributes this is much harder to do, so you can set the optional <text:tab/> <text:s text:c="4"/>priority parameter in those routes to control their priority:</text:p>
      <text:p text:style-name="Standard"/>
      <text:p text:style-name="Standard"/>
      <text:p text:style-name="Standard"><text:s text:c="24"/><text:span text:style-name="T1">Example</text:span></text:p>
      <text:p text:style-name="Standard"/>
      <text:p text:style-name="Standard"><text:s text:c="28"/>/**</text:p>
      <text:p text:style-name="Standard"><text:s text:c="32"/>* This route could not be matched without defining a higher priority than 0.</text:p>
      <text:p text:style-name="Standard"><text:s text:c="32"/>*/</text:p>
      <text:p text:style-name="Standard"><text:s text:c="32"/><text:span text:style-name="T1">#[Route('/blog/priority_list', name: 'blog_priority_list', priority: 1)]</text:span></text:p>
      <text:p text:style-name="Standard"><text:s text:c="32"/>public function prioritylist(): Response</text:p>
      <text:p text:style-name="Standard"><text:s text:c="32"/>{</text:p>
      <text:p text:style-name="Standard"><text:s text:c="36"/>// ...</text:p>
      <text:p text:style-name="Standard"><text:s text:c="36"/>$msg="Welcome to Priority Parameter";</text:p>
      <text:p text:style-name="Standard"><text:s text:c="36"/>dd($msg);</text:p>
      <text:p text:style-name="Standard"><text:s text:c="32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7"/><text:span text:style-name="T1"><text:s text:c="3"/>10) Parameter Conversion</text:span></text:p>
      <text:p text:style-name="Standard"/>
      <text:p text:style-name="Standard"><text:s text:c="20"/>-A common routing need is to convert the value stored in some parameter (e.g. an <text:tab/>integer acting as the user ID) into another value (e.g. the object that represents the user). T<text:tab/>his feature is called a "param converter".</text:p>
      <text:p text:style-name="Standard"/>
      <text:p text:style-name="Standard"><text:s text:c="20"/>-To add support for "param converters" we need SensioFrameworkExtraBundle:</text:p>
      <text:p text:style-name="Standard"/>
      <text:p text:style-name="Standard"/>
      <text:p text:style-name="Standard"><text:s text:c="23"/><text:span text:style-name="T1"><text:s/>composer require sensio/framework-extra-bundle</text:span></text:p>
      <text:p text:style-name="Standard"/>
      <text:p text:style-name="Standard"><text:s text:c="24"/>use App\Entity\BlogPost;</text:p>
      <text:p text:style-name="Standard"/>
      <text:p text:style-name="Standard"/>
      <text:p text:style-name="Standard"><text:s text:c="25"/>#[Route('/blog/{slug}', name: 'blog_show')]</text:p>
      <text:p text:style-name="Standard"><text:s text:c="24"/>public function show(BlogPost $post): Response</text:p>
      <text:p text:style-name="Standard"><text:s text:c="24"/>{</text:p>
      <text:p text:style-name="Standard"><text:s text:c="28"/>// $post is the object whose slug matches the routing parameter</text:p>
      <text:p text:style-name="Standard"/>
      <text:p text:style-name="Standard"><text:s text:c="28"/>// ...</text:p>
      <text:p text:style-name="Standard"><text:s text:c="24"/>}</text:p>
      <text:p text:style-name="Standard"/>
      <text:p text:style-name="Standard"><text:s text:c="20"/>-https://symfony.com/bundles/SensioFrameworkExtraBundle/current/annotations/converters.html</text:p>
      <text:p text:style-name="Standard"/>
      <text:p text:style-name="Standard"/>
      <text:p text:style-name="Standard"><text:s text:c="13"/><text:span text:style-name="T1">11) Special Parameters</text:span></text:p>
      <text:p text:style-name="P3"/>
      <text:p text:style-name="Standard"><text:s text:c="19"/>- In addition to your own parameters, routes can include any of the following special <text:tab/>parameters created by Symfony:</text:p>
      <text:p text:style-name="Standard"/>
      <text:p text:style-name="Standard"><text:s text:c="22"/><text:span text:style-name="T1"><text:s text:c="2"/>=&gt; _controller</text:span></text:p>
      <text:p text:style-name="P3"/>
      <text:p text:style-name="P5"><text:s text:c="28"/>This parameter is used to determine which controller and action is executed when <text:tab/>the route is matched.</text:p>
      <text:p text:style-name="P5"/>
      <text:p text:style-name="P5"><text:s text:c="23"/><text:span text:style-name="T1"><text:s/>=&gt;_format</text:span></text:p>
      <text:p text:style-name="P13"/>
      <text:p text:style-name="Standard"><text:s text:c="28"/>The matched value is used to set the "request format" of the Request object. This <text:tab/>is used for such things as setting the Content-Type of the response (e.g. a json format <text:tab/>translates into a Content-Type of application/json).</text:p>
      <text:p text:style-name="Standard"/>
      <text:p text:style-name="Standard"><text:s text:c="25"/>=&gt;_<text:span text:style-name="T1">fragment</text:span></text:p>
      <text:p text:style-name="Standard"><text:s text:c="28"/>Used to set the fragment identifier, which is the optional last part of a URL that <text:tab/>starts with a # character and is used to identify a portion of a document.</text:p>
      <text:p text:style-name="Standard"/>
      <text:p text:style-name="Standard"><text:s text:c="25"/>=&gt;_<text:span text:style-name="T1">locale</text:span></text:p>
      <text:p text:style-name="Standard"><text:s text:c="28"/>Used to set the locale on the request.</text:p>
      <text:p text:style-name="Standard"/>
      <text:p text:style-name="Standard"/>
      <text:p text:style-name="Standard"><text:s text:c="29"/>-<text:span text:style-name="T1">Attributes</text:span></text:p>
      <text:p text:style-name="P3"><text:s text:c="28"/>-YAML</text:p>
      <text:p text:style-name="P3"><text:soft-page-break/><text:s text:c="28"/>-xml</text:p>
      <text:p text:style-name="P3"><text:s text:c="28"/>-php</text:p>
      <text:p text:style-name="Standard"/>
      <text:p text:style-name="Standard"><text:s text:c="29"/>-<text:span text:style-name="T1">Attributes</text:span></text:p>
      <text:p text:style-name="Standard"/>
      <text:p text:style-name="Standard"><text:s text:c="32"/>url h<text:span text:style-name="T1">ttps://127.0.0.1:8000/articles/en/search.html</text:span></text:p>
      <text:p text:style-name="Standard"/>
      <text:p text:style-name="Standard"><text:s text:c="37"/>//special attributes with the same nam</text:p>
      <text:p text:style-name="Standard"><text:s text:c="40"/>#[Route(</text:p>
      <text:p text:style-name="Standard"><text:s text:c="40"/><text:span text:style-name="T1"><text:s text:c="4"/>path: '/articles/{_locale}/search.{_format}',</text:span></text:p>
      <text:p text:style-name="P3"><text:s text:c="44"/>locale: 'en',</text:p>
      <text:p text:style-name="P3"><text:s text:c="44"/>format: 'html',</text:p>
      <text:p text:style-name="P3"><text:s text:c="44"/>requirements: [</text:p>
      <text:p text:style-name="P3"><text:s text:c="44"/>'_locale' =&gt; 'en|fr',</text:p>
      <text:p text:style-name="P3"><text:s text:c="44"/>'_format' =&gt; 'html|xml',</text:p>
      <text:p text:style-name="P3"><text:s text:c="44"/>],</text:p>
      <text:p text:style-name="P3"><text:s text:c="44"/>)]</text:p>
      <text:p text:style-name="Standard"><text:s text:c="40"/>public function search(): Response</text:p>
      <text:p text:style-name="Standard"><text:s text:c="40"/>{</text:p>
      <text:p text:style-name="Standard"><text:s text:c="44"/>$msg="special paramters example";</text:p>
      <text:p text:style-name="Standard"><text:s text:c="44"/>dd($msg);</text:p>
      <text:p text:style-name="Standard"><text:s text:c="40"/>}</text:p>
      <text:p text:style-name="Standard"><text:s text:c="28"/>-<text:span text:style-name="T1">Yaml</text:span></text:p>
      <text:p text:style-name="Standard"/>
      <text:p text:style-name="Standard"><text:s text:c="32"/>article_search:</text:p>
      <text:p text:style-name="Standard"><text:s text:c="34"/><text:span text:style-name="T1"><text:s text:c="2"/>path: <text:s text:c="7"/>/articles/{_locale}/search.{_format}</text:span></text:p>
      <text:p text:style-name="Standard"><text:s text:c="36"/>controller: <text:s/>App\Controller\ArticleController::search</text:p>
      <text:p text:style-name="Standard"><text:s text:c="36"/><text:span text:style-name="T1">locale: <text:s text:c="5"/>en</text:span></text:p>
      <text:p text:style-name="P3"><text:s text:c="36"/>format: <text:s text:c="5"/>html</text:p>
      <text:p text:style-name="Standard"><text:s text:c="35"/><text:span text:style-name="T1"><text:s/>requirements:</text:span></text:p>
      <text:p text:style-name="P3"><text:s text:c="40"/>_locale: en|fr</text:p>
      <text:p text:style-name="P3"><text:s text:c="40"/>_format: html|xml</text:p>
      <text:p text:style-name="Standard"/>
      <text:p text:style-name="Standard"><text:s text:c="28"/>-<text:span text:style-name="T1">xml</text:span></text:p>
      <text:p text:style-name="Standard"><text:s text:c="33"/>&lt;route id="article_search"</text:p>
      <text:p text:style-name="Standard"><text:s text:c="36"/>path="/articles/{_locale}/search.{_format}"</text:p>
      <text:p text:style-name="Standard"><text:s text:c="36"/>controller="App\Controller\ArticleController::search"</text:p>
      <text:p text:style-name="Standard"><text:s text:c="36"/>locale="en"</text:p>
      <text:p text:style-name="Standard"><text:s text:c="36"/>format="html"&gt;</text:p>
      <text:p text:style-name="Standard"/>
      <text:p text:style-name="Standard"><text:s text:c="36"/>&lt;requirement key="_locale"&gt;en|fr&lt;/requirement&gt;</text:p>
      <text:p text:style-name="Standard"><text:s text:c="36"/>&lt;requirement key="_format"&gt;html|xml&lt;/requirement&gt;</text:p>
      <text:p text:style-name="Standard"/>
      <text:p text:style-name="Standard"><text:s text:c="32"/>&lt;/route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8"/>-<text:span text:style-name="T1">php</text:span></text:p>
      <text:p text:style-name="Standard"><text:soft-page-break/></text:p>
      <text:p text:style-name="Standard"><text:s text:c="29"/><text:span text:style-name="T1"><text:s text:c="3"/>return function (RoutingConfigurator $routes) {</text:span></text:p>
      <text:p text:style-name="P3"><text:s text:c="36"/>$routes-&gt;add('article_show', '/articles/{_locale}/search.{_format}')</text:p>
      <text:p text:style-name="P3"><text:s text:c="40"/>-&gt;controller([ArticleController::class, 'search'])</text:p>
      <text:p text:style-name="P3"><text:s text:c="40"/>-&gt;locale('en')</text:p>
      <text:p text:style-name="P3"><text:s text:c="40"/>-&gt;format('html')</text:p>
      <text:p text:style-name="P3"><text:s text:c="40"/>-&gt;requirements([</text:p>
      <text:p text:style-name="P3"><text:s text:c="44"/>'_locale' =&gt; 'en|fr',</text:p>
      <text:p text:style-name="P3"><text:s text:c="44"/>'_format' =&gt; 'html|xml',</text:p>
      <text:p text:style-name="P3"><text:s text:c="40"/>])</text:p>
      <text:p text:style-name="P3"><text:s text:c="36"/>;};</text:p>
      <text:p text:style-name="Standard"/>
      <text:p text:style-name="Standard"><text:s text:c="5"/><text:span text:style-name="T1"><text:s text:c="7"/>12)Extra Parameters</text:span></text:p>
      <text:p text:style-name="Standard"/>
      <text:p text:style-name="Standard"><text:s text:c="15"/>- In the defaults option of a route you can optionally define parameters not included in the <text:tab/>route configuration. This is useful to pass extra arguments to the controllers of the routes:</text:p>
      <text:p text:style-name="Standard"/>
      <text:p text:style-name="Standard"/>
      <text:p text:style-name="Standard"><text:s text:c="26"/><text:span text:style-name="T1"><text:s text:c="2"/>-Attributes</text:span></text:p>
      <text:p text:style-name="P3"><text:s text:c="28"/>-YAML</text:p>
      <text:p text:style-name="P3"><text:s text:c="28"/>-xml</text:p>
      <text:p text:style-name="P3"><text:s text:c="28"/>-php</text:p>
      <text:p text:style-name="Standard"/>
      <text:p text:style-name="Standard"/>
      <text:p text:style-name="Standard"><text:s text:c="19"/>-<text:span text:style-name="T1">Attributes</text:span></text:p>
      <text:p text:style-name="Standard"/>
      <text:p text:style-name="Standard"><text:s text:c="34"/>//Extra Parameters</text:p>
      <text:p text:style-name="Standard"><text:s text:c="31"/><text:span text:style-name="T1"><text:s/>#[Route('/blog_extra/{page}', name: 'blog_index', defaults: ['page' =&gt; 1, <text:tab/><text:tab/>'title' =&gt; 'Hello world!'])]</text:span></text:p>
      <text:p text:style-name="P3"/>
      <text:p text:style-name="Standard"><text:s text:c="32"/><text:span text:style-name="T1">public function index(int $page, string $title): Response</text:span></text:p>
      <text:p text:style-name="P3"><text:s text:c="32"/>{</text:p>
      <text:p text:style-name="Standard"><text:s text:c="36"/>// ...</text:p>
      <text:p text:style-name="Standard"><text:s text:c="36"/>$msg="Welcome to Extra Parameters in Routes Exmple ".$page.'-'.$title;</text:p>
      <text:p text:style-name="Standard"><text:s text:c="36"/>dd($msg);</text:p>
      <text:p text:style-name="Standard"><text:s text:c="31"/><text:span text:style-name="T1"><text:s/>}</text:span></text:p>
      <text:p text:style-name="Standard"/>
      <text:p text:style-name="Standard"><text:s text:c="22"/>-<text:span text:style-name="T1">YAML</text:span></text:p>
      <text:p text:style-name="P3"/>
      <text:p text:style-name="Standard"><text:s text:c="24"/># config/routes.yaml</text:p>
      <text:p text:style-name="Standard"><text:s text:c="24"/>blog_index:</text:p>
      <text:p text:style-name="Standard"><text:s text:c="28"/>path: <text:s text:c="6"/>/blog/{page}</text:p>
      <text:p text:style-name="Standard"><text:s text:c="28"/>controller: App\Controller\BlogController::index</text:p>
      <text:p text:style-name="Standard"><text:s text:c="26"/><text:span text:style-name="T1"><text:s text:c="2"/>defaults:</text:span></text:p>
      <text:p text:style-name="P3"><text:s text:c="32"/>page: 1</text:p>
      <text:p text:style-name="P3"><text:s text:c="32"/>title: "Hello world!"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20"/>-<text:span text:style-name="T1">XML</text:span></text:p>
      <text:p text:style-name="P3"><text:soft-page-break/></text:p>
      <text:p text:style-name="Standard"><text:s text:c="24"/>&lt;route id="blog_index" path="/blog/{page}" controller="App\Controller\<text:tab/><text:tab/><text:tab/>BlogController::index"&gt;</text:p>
      <text:p text:style-name="Standard"><text:s text:c="24"/><text:span text:style-name="T1">&lt;default key="page"&gt;1&lt;/default&gt;</text:span></text:p>
      <text:p text:style-name="P3"><text:s text:c="24"/>&lt;default key="title"&gt;Hello world!&lt;/default&gt;</text:p>
      <text:p text:style-name="Standard"><text:s text:c="20"/>&lt;/route&gt;</text:p>
      <text:p text:style-name="Standard"/>
      <text:p text:style-name="Standard"><text:s text:c="19"/>-<text:span text:style-name="T1">PHP</text:span></text:p>
      <text:p text:style-name="P3"/>
      <text:p text:style-name="Standard"><text:s text:c="20"/>return function (RoutingConfigurator $routes) {</text:p>
      <text:p text:style-name="Standard"><text:s text:c="24"/>$routes-&gt;add('blog_index', '/blog/{page}')</text:p>
      <text:p text:style-name="Standard"><text:s text:c="28"/>-&gt;controller([BlogController::class, 'index'])</text:p>
      <text:p text:style-name="Standard"><text:s text:c="28"/><text:span text:style-name="T1">-&gt;defaults([</text:span></text:p>
      <text:p text:style-name="P3"><text:s text:c="32"/>'page' <text:s/>=&gt; 1,</text:p>
      <text:p text:style-name="P3"><text:s text:c="32"/>'title' =&gt; 'Hello world!',</text:p>
      <text:p text:style-name="P3"><text:s text:c="28"/>])</text:p>
      <text:p text:style-name="Standard"><text:s text:c="24"/>;</text:p>
      <text:p text:style-name="Standard"><text:s text:c="20"/>};</text:p>
      <text:p text:style-name="Standard"/>
      <text:p text:style-name="Standard"/>
      <text:p text:style-name="Standard"/>
      <text:p text:style-name="Standard"/>
      <text:p text:style-name="Standard"><text:s text:c="13"/><text:span text:style-name="T1">13)Slash Characters in Route Parameters</text:span></text:p>
      <text:p text:style-name="Standard"/>
      <text:p text:style-name="Standard"><text:s text:c="20"/>Route parameters can contain any values except the<text:span text:style-name="T7"> /</text:span> slash character, because that's the <text:tab/>character used to separate the different parts of the URLs. For example, if the token value in <text:tab/>the /share/{token} route contains a / character, this route won't match.</text:p>
      <text:p text:style-name="Standard"/>
      <text:p text:style-name="Standard"/>
      <text:p text:style-name="Standard"><text:s text:c="28"/><text:span text:style-name="T1">-Attributes</text:span></text:p>
      <text:p text:style-name="P3"><text:s text:c="28"/>-YAML</text:p>
      <text:p text:style-name="P3"><text:s text:c="28"/>-xml</text:p>
      <text:p text:style-name="P3"><text:s text:c="28"/>-php</text:p>
      <text:p text:style-name="Standard"/>
      <text:p text:style-name="Standard"><text:s text:c="20"/>-<text:span text:style-name="T1">Attributes</text:span></text:p>
      <text:p text:style-name="Standard"/>
      <text:p text:style-name="Standard"><text:s text:c="21"/>//Slash Characters in Route Paramete</text:p>
      <text:p text:style-name="Standard"/>
      <text:p text:style-name="Standard"><text:s text:c="19"/><text:span text:style-name="T1"><text:s/>#[Route('/share/{token}', name: 'share', requirements: ['token' =&gt; '.+'])]</text:span></text:p>
      <text:p text:style-name="P3"><text:s text:c="20"/>public function share($token): Response</text:p>
      <text:p text:style-name="P3"><text:s text:c="20"/>{</text:p>
      <text:p text:style-name="P3"><text:s text:c="24"/>// ...</text:p>
      <text:p text:style-name="P3"><text:s text:c="24"/>$msg="Slash Characters in Route Parametersc ".$token;</text:p>
      <text:p text:style-name="P3"><text:s text:c="24"/>dd($msg);</text:p>
      <text:p text:style-name="P3"><text:s text:c="20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20"/>-<text:span text:style-name="T1">yaml</text:span></text:p>
      <text:p text:style-name="Standard"><text:s text:c="24"/>share:</text:p>
      <text:p text:style-name="Standard"><text:s text:c="24"/>path: <text:s text:c="6"/>/share/{token}</text:p>
      <text:p text:style-name="Standard"><text:s text:c="24"/>controller: App\Controller\DefaultController::share</text:p>
      <text:p text:style-name="Standard"><text:s text:c="24"/>requirements:</text:p>
      <text:p text:style-name="Standard"><text:s text:c="28"/>token: .+</text:p>
      <text:p text:style-name="Standard"/>
      <text:p text:style-name="Standard"><text:s text:c="21"/>-<text:span text:style-name="T1">xml</text:span></text:p>
      <text:p text:style-name="Standard"><text:s text:c="24"/>&lt;route id="share" path="/share/{token}" controller="App\Controller\<text:tab/><text:tab/><text:tab/><text:tab/>DefaultController::share"&gt;</text:p>
      <text:p text:style-name="Standard"><text:s text:c="28"/>&lt;requirement key="token"&gt;.+&lt;/requirement&gt;</text:p>
      <text:p text:style-name="Standard"><text:s text:c="24"/>&lt;/route&gt;</text:p>
      <text:p text:style-name="Standard"/>
      <text:p text:style-name="Standard"><text:s text:c="20"/>-<text:span text:style-name="T1">php</text:span></text:p>
      <text:p text:style-name="Standard"><text:s text:c="24"/>return function (RoutingConfigurator $routes) {</text:p>
      <text:p text:style-name="Standard"><text:s text:c="28"/>$routes-&gt;add('share', '/share/{token}')</text:p>
      <text:p text:style-name="Standard"><text:s text:c="32"/>-&gt;controller([DefaultController::class, 'share'])</text:p>
      <text:p text:style-name="Standard"><text:s text:c="32"/>-&gt;requirements([</text:p>
      <text:p text:style-name="Standard"><text:s text:c="36"/>'token' =&gt; '.+',</text:p>
      <text:p text:style-name="Standard"><text:s text:c="32"/>])</text:p>
      <text:p text:style-name="Standard"><text:s text:c="28"/>;</text:p>
      <text:p text:style-name="Standard"><text:s text:c="24"/>};</text:p>
      <text:p text:style-name="Standard"/>
      <text:p text:style-name="Standard"/>
      <text:p text:style-name="Standard"><text:s text:c="20"/>=&gt;If the route includes the special {_format} parameter, you shouldn't use the .+ <text:tab/>requirement for the parameters that allow slashes. For example, if the pattern is <text:tab/>/share/{token}.{_format} and {token} allows any character, the /share/foo/bar.json URL will <text:tab/>consider foo/bar.json as the token and the format will be empty. This can be solved by <text:tab/>replacing the .+ requirement by [^.]+ to allow any character except dots.</text:p>
      <text:p text:style-name="Standard"/>
      <text:p text:style-name="Standard"/>
      <text:p text:style-name="Standard"/>
      <text:p text:style-name="Standard"><text:s text:c="12"/><text:span text:style-name="T1">14)Route Aliasing</text:span></text:p>
      <text:p text:style-name="Standard"/>
      <text:p text:style-name="Standard"><text:s text:c="24"/>Route alias allow you to have multiple name for the same route:</text:p>
      <text:p text:style-name="Standard"/>
      <text:p text:style-name="Standard"><text:s text:c="18"/></text:p>
      <text:p text:style-name="P3"><text:s text:c="19"/>-YAML</text:p>
      <text:p text:style-name="P3"><text:s text:c="19"/>-xml</text:p>
      <text:p text:style-name="P3"><text:s text:c="19"/>-php</text:p>
      <text:p text:style-name="Standard"/>
      <text:p text:style-name="Standard"><text:s text:c="19"/>-<text:span text:style-name="T1">YAML</text:span></text:p>
      <text:p text:style-name="P3"/>
      <text:p text:style-name="Standard"><text:s text:c="17"/><text:span text:style-name="T1"><text:s text:c="3"/># config/routes.yaml</text:span></text:p>
      <text:p text:style-name="P3"><text:s text:c="24"/>new_route_name:</text:p>
      <text:p text:style-name="P3"><text:s text:c="24"/>alias: original_route_name</text:p>
      <text:p text:style-name="Standard"/>
      <text:p text:style-name="Standard"/>
      <text:p text:style-name="Standard"/>
      <text:p text:style-name="Standard"/>
      <text:p text:style-name="Standard"><text:s text:c="19"/>-<text:span text:style-name="T1">XML</text:span></text:p>
      <text:p text:style-name="P3"/>
      <text:p text:style-name="Standard"><text:soft-page-break/><text:s text:c="21"/>&lt;route id="new_route_name" alias="original_route_name"/&gt;</text:p>
      <text:p text:style-name="Standard"/>
      <text:p text:style-name="Standard"><text:s text:c="19"/>-<text:span text:style-name="T1">PHP</text:span></text:p>
      <text:p text:style-name="Standard"/>
      <text:p text:style-name="Standard"><text:s text:c="24"/>return function (RoutingConfigurator $routes) {</text:p>
      <text:p text:style-name="Standard"><text:s text:c="28"/>$routes-&gt;alias('new_route_name', 'original_route_name');</text:p>
      <text:p text:style-name="Standard"><text:s text:c="24"/>};</text:p>
      <text:p text:style-name="Standard"/>
      <text:p text:style-name="Standard"><text:s text:c="15"/><text:span text:style-name="T1">15)Deprecating Route Aliases</text:span></text:p>
      <text:p text:style-name="Standard"/>
      <text:p text:style-name="Standard"><text:s text:c="21"/>- <text:s/>If some route alias should no longer be used (because it is outdated or you decided <text:tab/><text:tab/>not to maintain it anymore), you can deprecate its definition:</text:p>
      <text:p text:style-name="Standard"/>
      <text:p text:style-name="Standard"><text:s text:c="24"/><text:span text:style-name="T1">Example</text:span></text:p>
      <text:p text:style-name="Standard"><text:s text:c="26"/><text:span text:style-name="T1"><text:s text:c="2"/>new_route_name:</text:span></text:p>
      <text:p text:style-name="P3"><text:s text:c="32"/>alias: original_route_name</text:p>
      <text:p text:style-name="P3"/>
      <text:p text:style-name="P3"><text:s text:c="32"/># this outputs the following generic deprecation message:</text:p>
      <text:p text:style-name="P3"><text:s text:c="32"/># Since acme/package 1.2: The "new_route_name" route alias is <text:tab/><text:tab/><text:tab/>deprecated. You should stop using it, as it will be removed in the future.</text:p>
      <text:p text:style-name="P3"><text:s text:c="32"/>deprecated:</text:p>
      <text:p text:style-name="P3"><text:s text:c="36"/>package: 'acme/package'</text:p>
      <text:p text:style-name="P3"><text:s text:c="36"/>version: '1.2'</text:p>
      <text:p text:style-name="P3"/>
      <text:p text:style-name="P3"><text:s text:c="32"/># you can also define a custom deprecation message (%alias_id% <text:tab/><text:tab/><text:tab/><text:tab/>placeholder is available)</text:p>
      <text:p text:style-name="P3"><text:s text:c="32"/>deprecated:</text:p>
      <text:p text:style-name="P3"><text:s text:c="36"/>package: 'acme/package'</text:p>
      <text:p text:style-name="P3"><text:s text:c="36"/>version: '1.2'</text:p>
      <text:p text:style-name="P3"><text:s text:c="36"/>message: 'The "%alias_id%" route alias is deprecated. Do not use it <text:tab/><text:tab/><text:tab/><text:tab/>anymore.'</text:p>
      <text:p text:style-name="P3"/>
      <text:p text:style-name="Standard"/>
      <text:p text:style-name="Standard"/>
      <text:p text:style-name="Standard"/>
      <text:p text:style-name="Standard"/>
      <text:p text:style-name="Standard"><text:s text:c="18"/><text:span text:style-name="T1">16)Route Groups and Prefixes</text:span></text:p>
      <text:p text:style-name="Standard"/>
      <text:p text:style-name="Standard"><text:s text:c="24"/>-It's common for a group of routes to share some options</text:p>
      <text:p text:style-name="Standard"><text:s text:c="24"/>- (e.g. all routes related to the blog start with /blog)</text:p>
      <text:p text:style-name="Standard"/>
      <text:p text:style-name="Standard"><text:s text:c="24"/>-When defining routes as attributes, put the common configuration in the #[Route] <text:tab/><text:tab/>attribute of the controller class. In other routing formats, define the common <text:tab/><text:tab/><text:tab/>configuration using options when importing the routes.</text:p>
      <text:p text:style-name="Standard"/>
      <text:p text:style-name="Standard"/>
      <text:p text:style-name="Standard"><text:s text:c="16"/><text:span text:style-name="T1"><text:s text:c="3"/>-Attributes</text:span></text:p>
      <text:p text:style-name="P3"><text:s text:c="19"/>-YAML</text:p>
      <text:p text:style-name="P3"><text:s text:c="19"/>-xml</text:p>
      <text:p text:style-name="P3"><text:s text:c="19"/>-php</text:p>
      <text:p text:style-name="Standard"/>
      <text:p text:style-name="Standard"><text:s text:c="19"/>-<text:span text:style-name="T1">Attributes</text:span></text:p>
      <text:p text:style-name="Standard"><text:soft-page-break/></text:p>
      <text:p text:style-name="Standard"><text:s text:c="24"/>https://127.0.0.1:8000/<text:span text:style-name="T1">groupblog</text:span>/en/test</text:p>
      <text:p text:style-name="Standard"/>
      <text:p text:style-name="Standard"><text:s text:c="24"/>// ...</text:p>
      <text:p text:style-name="Standard"><text:s text:c="22"/><text:span text:style-name="T1"><text:s text:c="2"/>#[Route('/groupblog', requirements: ['_locale' =&gt; 'en|es|fr'], name: 'blog_')]</text:span></text:p>
      <text:p text:style-name="Standard"/>
      <text:p text:style-name="Standard"><text:s text:c="24"/>class GroupController extends AbstractController</text:p>
      <text:p text:style-name="Standard"><text:s text:c="24"/>{</text:p>
      <text:p text:style-name="Standard"><text:s text:c="27"/><text:span text:style-name="T1"><text:s/>#[Route('/{_locale}', name: 'index')]</text:span></text:p>
      <text:p text:style-name="Standard"><text:s text:c="28"/>public function index(): Response</text:p>
      <text:p text:style-name="Standard"><text:s text:c="28"/>{</text:p>
      <text:p text:style-name="Standard"><text:s text:c="32"/>// ...</text:p>
      <text:p text:style-name="Standard"><text:s text:c="32"/>$msg="Route Groups and Prefixes";</text:p>
      <text:p text:style-name="Standard"><text:s text:c="32"/>dd($msg);</text:p>
      <text:p text:style-name="Standard"><text:s text:c="28"/>}</text:p>
      <text:p text:style-name="Standard"/>
      <text:p text:style-name="Standard"><text:s text:c="25"/><text:span text:style-name="T1"><text:s text:c="3"/>#[Route('/{_locale}/posts/{slug}', name: 'show')]</text:span></text:p>
      <text:p text:style-name="Standard"><text:s text:c="28"/>public function show(string $slug="v"): Response</text:p>
      <text:p text:style-name="Standard"><text:s text:c="28"/>{</text:p>
      <text:p text:style-name="Standard"><text:s text:c="32"/>// ...</text:p>
      <text:p text:style-name="Standard"><text:s text:c="32"/>$msg="Route Groups and Prefixes slug ".$slug;</text:p>
      <text:p text:style-name="Standard"><text:s text:c="32"/>dd($msg);</text:p>
      <text:p text:style-name="Standard"><text:s text:c="28"/>}</text:p>
      <text:p text:style-name="Standard"><text:s text:c="25"/><text:span text:style-name="T1"><text:s text:c="3"/>#[Route('/{_locale}/test', name: 'show')]</text:span></text:p>
      <text:p text:style-name="Standard"><text:s text:c="28"/>public function test(): Response</text:p>
      <text:p text:style-name="Standard"><text:s text:c="28"/>{</text:p>
      <text:p text:style-name="Standard"><text:s text:c="32"/>// ...</text:p>
      <text:p text:style-name="Standard"><text:s text:c="32"/>$msg="Route Groups and Prefixes Test";</text:p>
      <text:p text:style-name="Standard"><text:s text:c="32"/>dd($msg);</text:p>
      <text:p text:style-name="Standard"><text:s text:c="28"/>}</text:p>
      <text:p text:style-name="Standard"/>
      <text:p text:style-name="Standard"/>
      <text:p text:style-name="Standard"><text:s text:c="28"/>=&gt;config/routes/annotations.yaml create if not exits in routes folder</text:p>
      <text:p text:style-name="Standard"><text:s text:c="32"/>controllers:</text:p>
      <text:p text:style-name="Standard"><text:s text:c="36"/>resource: '../../src/Controller/'</text:p>
      <text:p text:style-name="Standard"><text:s text:c="36"/>type: <text:s text:c="4"/>annotation</text:p>
      <text:p text:style-name="Standard"><text:s text:c="36"/>prefix: <text:s text:c="2"/>'/blog'</text:p>
      <text:p text:style-name="Standard"><text:s text:c="36"/>trailing_slash_on_root: false</text:p>
      <text:p text:style-name="Standard"/>
      <text:p text:style-name="Standard"><text:s text:c="28"/>-<text:span text:style-name="T1">xml</text:span></text:p>
      <text:p text:style-name="Standard"/>
      <text:p text:style-name="Standard"><text:s text:c="35"/>&lt;routes xmlns="http://symfony.com/schema/routing"</text:p>
      <text:p text:style-name="Standard"><text:s text:c="36"/>xmlns:xsi="http://www.w3.org/2001/XMLSchema-instance"</text:p>
      <text:p text:style-name="Standard"><text:s text:c="36"/>xsi:schemaLocation="http://symfony.com/schema/routing</text:p>
      <text:p text:style-name="Standard"><text:s text:c="40"/>https://symfony.com/schema/routing/routing-1.0.xsd"&gt;</text:p>
      <text:p text:style-name="Standard"/>
      <text:p text:style-name="Standard"><text:s text:c="36"/>&lt;import resource="../../src/Controller/"</text:p>
      <text:p text:style-name="Standard"><text:s text:c="40"/>type="annotation"</text:p>
      <text:p text:style-name="Standard"><text:s text:c="40"/>prefix="/blog"</text:p>
      <text:p text:style-name="Standard"><text:s text:c="40"/>name-prefix="blog_"</text:p>
      <text:p text:style-name="Standard"><text:s text:c="40"/>trailing-slash-on-root="false"</text:p>
      <text:p text:style-name="Standard"><text:s text:c="40"/>exclude="../../src/Controller/{DebugEmailController}.php"&gt;</text:p>
      <text:p text:style-name="Standard"><text:soft-page-break/><text:s text:c="40"/>&lt;!-- ... --&gt;</text:p>
      <text:p text:style-name="Standard"><text:s text:c="36"/>&lt;/import&gt;</text:p>
      <text:p text:style-name="Standard"><text:s text:c="32"/>&lt;/routes&gt;</text:p>
      <text:p text:style-name="Standard"/>
      <text:p text:style-name="Standard"/>
      <text:p text:style-name="Standard"><text:s text:c="28"/>-<text:span text:style-name="T1">php</text:span></text:p>
      <text:p text:style-name="Standard"><text:s text:c="32"/>return function (RoutingConfigurator $routes) {</text:p>
      <text:p text:style-name="Standard"><text:s text:c="36"/>$routes-&gt;import('../../src/Controller/', 'annotation')</text:p>
      <text:p text:style-name="Standard"><text:s text:c="40"/>// the second argument is the $trailingSlashOnRoot option</text:p>
      <text:p text:style-name="Standard"><text:s text:c="40"/>-&gt;prefix('/blog', false)</text:p>
      <text:p text:style-name="Standard"/>
      <text:p text:style-name="Standard"><text:s text:c="40"/>// ...</text:p>
      <text:p text:style-name="Standard"><text:s text:c="36"/>;</text:p>
      <text:p text:style-name="Standard"><text:s text:c="32"/>};</text:p>
      <text:p text:style-name="Standard"/>
      <text:p text:style-name="Standard"/>
      <text:p text:style-name="Standard"><text:s text:c="18"/><text:span text:style-name="T1"><text:s text:c="2"/>17) Getting the Route Name and Parameters</text:span></text:p>
      <text:p text:style-name="Standard"/>
      <text:p text:style-name="Standard"><text:s text:c="28"/>-&gt;The Request object created by Symfony stores all the route configuration (such <text:tab/><text:tab/>as the name and parameters) in the "request attributes". You can get this information <text:tab/><text:tab/>in a controller via the Request object:</text:p>
      <text:p text:style-name="Standard"/>
      <text:p text:style-name="Standard"><text:s text:c="31"/><text:span text:style-name="T1"><text:s/>#[Route('/blog_request/{id}', name: 'blog_request_list')]</text:span></text:p>
      <text:p text:style-name="Standard"><text:s text:c="32"/>public function request_list(int $id,Request $request): Response</text:p>
      <text:p text:style-name="Standard"><text:s text:c="32"/>{</text:p>
      <text:p text:style-name="Standard"><text:s text:c="35"/><text:span text:style-name="T1"><text:s/>$routeName = $request-&gt;attributes-&gt;get('_route');</text:span></text:p>
      <text:p text:style-name="P3"><text:s text:c="36"/>$routeParameters = $request-&gt;attributes-&gt;get('_route_params');</text:p>
      <text:p text:style-name="Standard"/>
      <text:p text:style-name="Standard"><text:s text:c="36"/>// use this to get all the available attributes (not only routing ones):</text:p>
      <text:p text:style-name="Standard"><text:s text:c="35"/><text:span text:style-name="T1"><text:s/>$allAttributes = $request-&gt;attributes-&gt;all();</text:span></text:p>
      <text:p text:style-name="Standard"/>
      <text:p text:style-name="Standard"><text:s text:c="36"/>dd($routeName,$routeParameters,$allAttributes);</text:p>
      <text:p text:style-name="Standard"/>
      <text:p text:style-name="Standard"><text:s text:c="36"/>// ...</text:p>
      <text:p text:style-name="Standard"><text:s text:c="32"/>}</text:p>
      <text:p text:style-name="Standard"/>
      <text:p text:style-name="Standard"/>
      <text:p text:style-name="Standard"/>
      <text:p text:style-name="Standard"><text:s text:c="20"/><text:span text:style-name="T1">18)Special Routes</text:span></text:p>
      <text:p text:style-name="Standard"/>
      <text:p text:style-name="Standard"><text:s text:c="22"/>-&gt; <text:s/>Symfony defines some special controllers to render templates and redirect to other <text:tab/>routes from the route configuration so you don't have to create a controller action.</text:p>
      <text:p text:style-name="Standard"/>
      <text:p text:style-name="Standard"/>
      <text:p text:style-name="Standard"><text:s text:c="24"/>=&gt;Rendering a Template Directly from a Route</text:p>
      <text:p text:style-name="Standard"/>
      <text:p text:style-name="Standard"><text:s text:c="24"/>=&gt;Redirecting to URLs and Routes Directly from a Route</text:p>
      <text:p text:style-name="Standard"/>
      <text:p text:style-name="Standard"/>
      <text:p text:style-name="Standard"/>
      <text:p text:style-name="Standard"><text:s text:c="28"/><text:span text:style-name="T1">YAML</text:span></text:p>
      <text:p text:style-name="Standard"/>
      <text:p text:style-name="Standard"><text:soft-page-break/><text:s text:c="28"/>Example</text:p>
      <text:p text:style-name="Standard"><text:s text:c="30"/><text:span text:style-name="T1"><text:s text:c="2"/>https://127.0.0.1:8000/legacy/doc</text:span></text:p>
      <text:p text:style-name="Standard"/>
      <text:p text:style-name="Standard"><text:s text:c="33"/>config/routes.yaml</text:p>
      <text:p text:style-name="Standard"/>
      <text:p text:style-name="Standard"><text:s text:c="30"/><text:span text:style-name="T1"><text:s text:c="2"/>app_lucky_string:</text:span></text:p>
      <text:p text:style-name="P3"><text:s text:c="36"/>path: /lucky/string</text:p>
      <text:p text:style-name="P3"><text:s text:c="36"/>controller: App\Controller\LuckyController::string</text:p>
      <text:p text:style-name="P3"/>
      <text:p text:style-name="P3"/>
      <text:p text:style-name="P3"><text:s text:c="32"/>app_redirect_doc:</text:p>
      <text:p text:style-name="P3"><text:s text:c="32"/>path: /legacy/doc</text:p>
      <text:p text:style-name="P3"><text:s text:c="32"/>controller: Symfony\Bundle\FrameworkBundle\Controller\<text:tab/><text:tab/><text:tab/><text:tab/><text:tab/>RedirectController</text:p>
      <text:p text:style-name="P3"><text:s text:c="32"/>defaults:</text:p>
      <text:p text:style-name="P3"><text:s text:c="36"/># this value can be an absolute path or an absolute URL</text:p>
      <text:p text:style-name="P3"><text:s text:c="36"/>path: '/lucky/string'</text:p>
      <text:p text:style-name="P3"><text:s text:c="36"/>permanent: true</text:p>
      <text:p text:style-name="Standard"/>
      <text:p text:style-name="Standard"><text:s text:c="29"/><text:span text:style-name="T1">php</text:span></text:p>
      <text:p text:style-name="Standard"><text:s text:c="28"/><text:span text:style-name="T1"><text:s/>return function (RoutingConfigurator $routes) {</text:span></text:p>
      <text:p text:style-name="P3"><text:s text:c="36"/>$routes-&gt;add('doc_shortcut', '/doc')</text:p>
      <text:p text:style-name="P3"><text:s text:c="40"/>-&gt;controller(RedirectController::class)</text:p>
      <text:p text:style-name="P3"><text:s text:c="40"/>-&gt;defaults([</text:p>
      <text:p text:style-name="P3"><text:s text:c="44"/>'route' =&gt; 'doc_page',</text:p>
      <text:p text:style-name="P3"><text:s text:c="44"/>// optionally you can define some arguments passed to the route</text:p>
      <text:p text:style-name="P3"><text:s text:c="44"/>'page' =&gt; 'index',</text:p>
      <text:p text:style-name="P3"><text:s text:c="44"/>'version' =&gt; 'current',</text:p>
      <text:p text:style-name="P3"><text:s text:c="44"/>// redirections are temporary by default (code 302) but you can <text:tab/><text:tab/><text:tab/><text:tab/><text:tab/>make <text:tab/><text:tab/><text:tab/><text:tab/>them permanent (code 301)</text:p>
      <text:p text:style-name="P3"><text:s text:c="44"/>'permanent' =&gt; true,</text:p>
      <text:p text:style-name="P3"><text:s text:c="44"/>// add this to keep the original query string parameters when <text:tab/><text:tab/><text:tab/><text:tab/>redirecting</text:p>
      <text:p text:style-name="P3"><text:s text:c="44"/>'keepQueryParams' =&gt; true,</text:p>
      <text:p text:style-name="P3"><text:s text:c="44"/>// add this to keep the HTTP method when redirecting. The redirect <text:tab/><text:tab/><text:tab/><text:tab/><text:tab/>status changes:</text:p>
      <text:p text:style-name="P3"><text:s text:c="44"/>// * for temporary redirects, it uses the 307 status code instead of <text:tab/><text:tab/><text:tab/><text:tab/>302</text:p>
      <text:p text:style-name="P3"><text:s text:c="44"/>// * for permanent redirects, it uses the 308 status code instead of <text:tab/><text:tab/><text:tab/><text:tab/>301</text:p>
      <text:p text:style-name="P3"><text:s text:c="44"/>'keepRequestMethod' =&gt; true,</text:p>
      <text:p text:style-name="P3"><text:s text:c="40"/>])</text:p>
      <text:p text:style-name="P3"><text:s text:c="36"/>;</text:p>
      <text:p text:style-name="Standard"/>
      <text:p text:style-name="Standard"><text:s text:c="36"/>$routes-&gt;add('legacy_doc', '/legacy/doc')</text:p>
      <text:p text:style-name="Standard"><text:s text:c="40"/>-&gt;controller(RedirectController::class)</text:p>
      <text:p text:style-name="Standard"><text:s text:c="40"/>-&gt;defaults([</text:p>
      <text:p text:style-name="Standard"><text:s text:c="44"/>// this value can be an absolute path or an absolute URL</text:p>
      <text:p text:style-name="Standard"><text:s text:c="44"/>'path' =&gt; 'https://legacy.example.com/doc',</text:p>
      <text:p text:style-name="Standard"><text:s text:c="44"/>// redirections are temporary by default (code 302) but you can make <text:tab/><text:tab/><text:tab/><text:tab/>them permanent (code 301)</text:p>
      <text:p text:style-name="Standard"><text:s text:c="44"/>'permanent' =&gt; true,</text:p>
      <text:p text:style-name="Standard"><text:soft-page-break/><text:s text:c="40"/>])</text:p>
      <text:p text:style-name="Standard"><text:s text:c="36"/>;}</text:p>
      <text:p text:style-name="Standard"/>
      <text:p text:style-name="Standard"><text:s text:c="36"/><text:span text:style-name="T1">XML</text:span></text:p>
      <text:p text:style-name="Standard"/>
      <text:p text:style-name="Standard"><text:s text:c="36"/>&lt;route id="doc_shortcut" path="/doc"</text:p>
      <text:p text:style-name="Standard"><text:s text:c="40"/>controller="Symfony\Bundle\FrameworkBundle\Controller\<text:tab/><text:tab/><text:tab/><text:tab/><text:tab/>RedirectController"&gt;</text:p>
      <text:p text:style-name="Standard"><text:s text:c="40"/>&lt;default key="route"&gt;doc_page&lt;/default&gt;</text:p>
      <text:p text:style-name="Standard"><text:s text:c="40"/>&lt;!-- optionally you can define some arguments passed to the route --&gt;</text:p>
      <text:p text:style-name="Standard"><text:s text:c="40"/>&lt;default key="page"&gt;index&lt;/default&gt;</text:p>
      <text:p text:style-name="Standard"><text:s text:c="40"/>&lt;default key="version"&gt;current&lt;/default&gt;</text:p>
      <text:p text:style-name="Standard"><text:s text:c="40"/>&lt;!-- redirections are temporary by default (code 302) but you can make <text:tab/><text:tab/><text:tab/>them permanent (code 301)--&gt;</text:p>
      <text:p text:style-name="Standard"><text:s text:c="40"/>&lt;default key="permanent"&gt;true&lt;/default&gt;</text:p>
      <text:p text:style-name="Standard"><text:s text:c="40"/>&lt;!-- add this to keep the original query string parameters when redirecting <text:tab/><text:tab/><text:tab/>--&gt;</text:p>
      <text:p text:style-name="Standard"><text:s text:c="40"/>&lt;default key="keepQueryParams"&gt;true&lt;/default&gt;</text:p>
      <text:p text:style-name="Standard"><text:s text:c="40"/>&lt;!-- add this to keep the HTTP method when redirecting. The redirect <text:tab/><text:tab/><text:tab/><text:tab/><text:tab/>status changes:</text:p>
      <text:p text:style-name="Standard"><text:s text:c="44"/>* for temporary redirects, it uses the 307 status code instead of 302</text:p>
      <text:p text:style-name="Standard"><text:s text:c="44"/>* for permanent redirects, it uses the 308 status code instead of 301 --&gt;</text:p>
      <text:p text:style-name="Standard"><text:s text:c="40"/>&lt;default key="keepRequestMethod"&gt;true&lt;/default&gt;</text:p>
      <text:p text:style-name="Standard"><text:s text:c="36"/>&lt;/route&gt;</text:p>
      <text:p text:style-name="Standard"/>
      <text:p text:style-name="Standard"><text:s text:c="36"/>&lt;route id="legacy_doc" path="/legacy/doc"</text:p>
      <text:p text:style-name="Standard"><text:s text:c="40"/>controller="Symfony\Bundle\FrameworkBundle\Controller\<text:tab/><text:tab/><text:tab/><text:tab/><text:tab/>RedirectController"&gt;</text:p>
      <text:p text:style-name="Standard"><text:s text:c="40"/>&lt;!-- this value can be an absolute path or an absolute URL --&gt;</text:p>
      <text:p text:style-name="Standard"><text:s text:c="40"/>&lt;default key="path"&gt;https://legacy.example.com/doc&lt;/default&gt;</text:p>
      <text:p text:style-name="Standard"><text:s text:c="40"/>&lt;!-- redirections are temporary by default (code 302) but you can make <text:tab/><text:tab/><text:tab/>them permanent (code 301)--&gt;</text:p>
      <text:p text:style-name="Standard"><text:s text:c="40"/>&lt;default key="permanent"&gt;true&lt;/default&gt;</text:p>
      <text:p text:style-name="Standard"><text:s text:c="36"/>&lt;/route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2"/>=<text:span text:style-name="T1">&gt;Redirecting URLs with Trailing Slashes</text:span></text:p>
      <text:p text:style-name="Standard"/>
      <text:p text:style-name="Standard"><text:soft-page-break/><text:s text:c="36"/>-Historically, URLs have followed the UNIX convention of adding trailing <text:tab/><text:tab/>slashes for directories (e.g. https://example.com/foo/) and removing them to refer to <text:tab/><text:tab/>files (https://example.com/foo). Although serving different contents for both URLs is <text:tab/><text:tab/>OK, nowadays it's common to treat both URLs as the same URL and redirect <text:tab/><text:tab/><text:tab/><text:tab/>between them.</text:p>
      <text:p text:style-name="Standard"/>
      <text:p text:style-name="Standard"/>
      <text:p text:style-name="Standard"><text:s text:c="36"/>/foo<text:tab/>It matches (200 status response)<text:tab/>It makes a 301 redirect to /foo</text:p>
      <text:p text:style-name="Standard"><text:s text:c="36"/>/foo/<text:tab/>It makes a 301 redirect to /foo/<text:tab/>It matches (200 status respons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6"/><text:span text:style-name="T1"><text:s text:c="2"/>19)Sub-Domain Routing</text:span></text:p>
      <text:p text:style-name="P3"/>
      <text:p text:style-name="Standard"/>
      <text:p text:style-name="Standard"><text:s text:c="36"/>-Routes can configure a host option to require that the HTTP host of the <text:tab/><text:tab/><text:tab/><text:tab/>incoming requests matches some specific value.\\</text:p>
      <text:p text:style-name="Standard"/>
      <text:p text:style-name="Standard"/>
      <text:p text:style-name="Standard"><text:s text:c="34"/><text:span text:style-name="T1"><text:s/>-Attributes</text:span></text:p>
      <text:p text:style-name="P3"><text:s text:c="35"/>-YAML</text:p>
      <text:p text:style-name="P3"><text:s text:c="35"/>-xml</text:p>
      <text:p text:style-name="P3"><text:s text:c="35"/>-php</text:p>
      <text:p text:style-name="Standard"/>
      <text:p text:style-name="Standard"><text:s text:c="35"/><text:span text:style-name="T1">Attributes</text:span></text:p>
      <text:p text:style-name="P3"/>
      <text:p text:style-name="Standard"><text:s text:c="37"/><text:span text:style-name="T1"><text:s/>#[Route('/', name: 'mobile_homepage', host: <text:tab/><text:tab/><text:tab/><text:tab/><text:tab/><text:tab/><text:tab/> <text:s/>'https://127.0.0.1:8000/sub')]</text:span></text:p>
      <text:p text:style-name="Standard"><text:s text:c="40"/>public function mobileHomepage(): Response</text:p>
      <text:p text:style-name="Standard"><text:s text:c="40"/>{</text:p>
      <text:p text:style-name="Standard"><text:s text:c="44"/>// ...</text:p>
      <text:p text:style-name="Standard"><text:s text:c="44"/>$msg="Sub-Domain Routing Example";</text:p>
      <text:p text:style-name="Standard"><text:s text:c="44"/>dd($msg);</text:p>
      <text:p text:style-name="Standard"><text:s text:c="40"/>}</text:p>
      <text:p text:style-name="Standard"><text:s text:c="34"/>-<text:span text:style-name="T1">yaml</text:span></text:p>
      <text:p text:style-name="P3"/>
      <text:p text:style-name="Standard"><text:s text:c="35"/><text:span text:style-name="T1"><text:s/>mobile_homepage:</text:span></text:p>
      <text:p text:style-name="P3"><text:s text:c="36"/>path: <text:s text:c="6"/>/</text:p>
      <text:p text:style-name="P3"><text:s text:c="36"/>host: <text:s text:c="6"/>m.example.com</text:p>
      <text:p text:style-name="P3"><text:s text:c="36"/>controller: App\Controller\MainController::mobileHomepa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4"/>-<text:span text:style-name="T1">xml</text:span></text:p>
      <text:p text:style-name="Standard"><text:s text:c="37"/>&lt;route id="mobile_homepage"</text:p>
      <text:p text:style-name="Standard"><text:soft-page-break/><text:s text:c="40"/>path="/"</text:p>
      <text:p text:style-name="Standard"><text:s text:c="40"/>host="m.example.com"</text:p>
      <text:p text:style-name="Standard"><text:s text:c="40"/>controller="App\Controller\MainController::mobileHomepage"/&gt;</text:p>
      <text:p text:style-name="Standard"/>
      <text:p text:style-name="Standard"><text:s text:c="33"/>-<text:span text:style-name="T1">php</text:span></text:p>
      <text:p text:style-name="P3"/>
      <text:p text:style-name="Standard"><text:s text:c="32"/>return function (RoutingConfigurator $routes) {</text:p>
      <text:p text:style-name="Standard"><text:s text:c="36"/>$routes-&gt;add('mobile_homepage', '/')</text:p>
      <text:p text:style-name="Standard"><text:s text:c="40"/>-&gt;controller([MainController::class, 'mobileHomepage'])</text:p>
      <text:p text:style-name="Standard"><text:s text:c="40"/>-&gt;host('m.example.com')</text:p>
      <text:p text:style-name="Standard"><text:s text:c="36"/>;</text:p>
      <text:p text:style-name="Standard"><text:s text:c="36"/>$routes-&gt;add('homepage', '/')</text:p>
      <text:p text:style-name="Standard"><text:s text:c="40"/>-&gt;controller([MainController::class, 'homepage'])</text:p>
      <text:p text:style-name="Standard"><text:s text:c="36"/>;</text:p>
      <text:p text:style-name="Standard"><text:s text:c="32"/>};</text:p>
      <text:p text:style-name="Standard"/>
      <text:p text:style-name="Standard"/>
      <text:p text:style-name="Standard"><text:s text:c="26"/>- Which is useful in multi-tenant applications) and these parameters can be <text:tab/><text:tab/><text:tab/>validated too with requirements:</text:p>
      <text:p text:style-name="Standard"><text:s text:c="34"/><text:span text:style-name="T1"><text:s text:c="2"/>#[Route(</text:span></text:p>
      <text:p text:style-name="P3"><text:s text:c="36"/>'/',</text:p>
      <text:p text:style-name="P3"><text:s text:c="36"/>name: 'mobile_homepage',</text:p>
      <text:p text:style-name="P3"><text:s text:c="36"/>host: '{subdomain}.example.com',</text:p>
      <text:p text:style-name="P3"><text:s text:c="36"/>defaults: ['subdomain' =&gt; 'm'],</text:p>
      <text:p text:style-name="P3"><text:s text:c="36"/>requirements: ['subdomain' =&gt; 'm|mobile'],</text:p>
      <text:p text:style-name="P3"><text:s text:c="32"/>)]</text:p>
      <text:p text:style-name="Standard"><text:s text:c="32"/>public function mobileHomepage(): Response</text:p>
      <text:p text:style-name="Standard"><text:s text:c="32"/>{</text:p>
      <text:p text:style-name="Standard"><text:s text:c="36"/>// ...</text:p>
      <text:p text:style-name="Standard"><text:s text:c="32"/>}</text:p>
      <text:p text:style-name="Standard"/>
      <text:p text:style-name="Standard"/>
      <text:p text:style-name="Standard"><text:s text:c="26"/>=&gt;You can also use the inline defaults and requirements format in the host option: <text:tab/><text:tab/>{subdomain&lt;m|mobile&gt;?m}.example.co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4"/><text:span text:style-name="T1">20)Localized Routes (i18n)</text:span></text:p>
      <text:p text:style-name="Standard"/>
      <text:p text:style-name="Standard"><text:s text:c="24"/>-If your application is translated into multiple languages, each route can define a <text:tab/>different URL per each translation locale. This avoids the need for duplicating routes, which <text:tab/>also reduces the potential bugs:</text:p>
      <text:p text:style-name="Standard"/>
      <text:p text:style-name="Standard"><text:s text:c="35"/><text:span text:style-name="T1">-Attributes</text:span></text:p>
      <text:p text:style-name="P3"><text:s text:c="35"/>-YAML</text:p>
      <text:p text:style-name="P3"><text:s text:c="35"/>-xml</text:p>
      <text:p text:style-name="P3"><text:s text:c="35"/>-php</text:p>
      <text:p text:style-name="P3"/>
      <text:p text:style-name="Standard"><text:s text:c="24"/>-<text:span text:style-name="T1">Attributes</text:span></text:p>
      <text:p text:style-name="Standard"><text:s text:c="30"/><text:span text:style-name="T7"><text:s/>#[Route(path: [</text:span></text:p>
      <text:p text:style-name="P6"><text:s text:c="36"/>'en' =&gt; '/about-us',</text:p>
      <text:p text:style-name="P6"><text:s text:c="36"/>'nl' =&gt; '/over-ons'</text:p>
      <text:p text:style-name="P6"><text:s text:c="36"/>], name: 'about_us')]</text:p>
      <text:p text:style-name="Standard"><text:s text:c="32"/>public function about(): Response</text:p>
      <text:p text:style-name="Standard"><text:s text:c="32"/>{</text:p>
      <text:p text:style-name="Standard"><text:s text:c="36"/>// ...</text:p>
      <text:p text:style-name="Standard"><text:s text:c="36"/>$msg="Localized Routes Example";</text:p>
      <text:p text:style-name="Standard"><text:s text:c="36"/>dd($msg);</text:p>
      <text:p text:style-name="Standard"><text:s text:c="32"/>}</text:p>
      <text:p text:style-name="Standard"><text:tab/><text:tab/></text:p>
      <text:p text:style-name="Standard"/>
      <text:p text:style-name="Standard"><text:s text:c="26"/>-<text:span text:style-name="T1">YAML</text:span></text:p>
      <text:p text:style-name="P3"/>
      <text:p text:style-name="Standard"><text:s text:c="26"/>about_us:</text:p>
      <text:p text:style-name="Standard"><text:s text:c="32"/>path:</text:p>
      <text:p text:style-name="Standard"><text:s text:c="36"/>en: /about-us</text:p>
      <text:p text:style-name="Standard"><text:s text:c="36"/>nl: /over-ons</text:p>
      <text:p text:style-name="Standard"><text:s text:c="32"/>controller: App\Controller\CompanyController::about</text:p>
      <text:p text:style-name="Standard"/>
      <text:p text:style-name="Standard"><text:s text:c="32"/>-A common requirement for internationalized applications is to prefix all routes <text:tab/><text:tab/><text:tab/>with a locale.</text:p>
      <text:p text:style-name="Standard"/>
      <text:p text:style-name="Standard"><text:s text:c="32"/>config/routes/annotations.yaml</text:p>
      <text:p text:style-name="Standard"><text:s text:c="32"/>controllers:</text:p>
      <text:p text:style-name="Standard"><text:s text:c="32"/>resource: '../../src/Controller/'</text:p>
      <text:p text:style-name="Standard"><text:s text:c="32"/>type: annotation</text:p>
      <text:p text:style-name="Standard"><text:s text:c="32"/>prefix:</text:p>
      <text:p text:style-name="Standard"><text:s text:c="36"/>en: '' # don't prefix URLs for English, the default locale</text:p>
      <text:p text:style-name="Standard"><text:s text:c="36"/>nl: '/nl'</text:p>
      <text:p text:style-name="Standard"/>
      <text:p text:style-name="Standard"><text:s text:c="29"/>-difrrent domina</text:p>
      <text:p text:style-name="Standard"/>
      <text:p text:style-name="Standard"><text:s text:c="32"/># config/routes/annotations.yaml</text:p>
      <text:p text:style-name="Standard"><text:s text:c="32"/>controllers:</text:p>
      <text:p text:style-name="Standard"><text:s text:c="36"/>resource: '../../src/Controller/'</text:p>
      <text:p text:style-name="Standard"><text:s text:c="36"/>type: annotation</text:p>
      <text:p text:style-name="Standard"><text:s text:c="36"/>host:</text:p>
      <text:p text:style-name="Standard"><text:soft-page-break/><text:s text:c="40"/>en: 'https://www.example.com'</text:p>
      <text:p text:style-name="Standard"><text:s text:c="40"/>nl: 'https://www.example.nl'</text:p>
      <text:p text:style-name="Standard"/>
      <text:p text:style-name="Standard"/>
      <text:p text:style-name="Standard"><text:s text:c="26"/>-<text:span text:style-name="T1">xml</text:span></text:p>
      <text:p text:style-name="Standard"/>
      <text:p text:style-name="Standard"><text:s text:c="24"/>&lt;route id="about_us" controller="App\Controller\CompanyController::about"&gt;</text:p>
      <text:p text:style-name="Standard"><text:s text:c="28"/>&lt;path locale="en"&gt;/about-us&lt;/path&gt;</text:p>
      <text:p text:style-name="Standard"><text:s text:c="28"/>&lt;path locale="nl"&gt;/over-ons&lt;/path&gt;&lt;/route&gt;</text:p>
      <text:p text:style-name="Standard"><text:s text:c="25"/>-<text:span text:style-name="T1">php</text:span></text:p>
      <text:p text:style-name="Standard"/>
      <text:p text:style-name="Standard"><text:s text:c="28"/>$routes-&gt;import('../../src/Controller/', 'annotation')</text:p>
      <text:p text:style-name="Standard"><text:s text:c="36"/>-&gt;prefix([</text:p>
      <text:p text:style-name="Standard"><text:s text:c="40"/>// don't prefix URLs for English, the default locale</text:p>
      <text:p text:style-name="Standard"><text:s text:c="40"/>'en' =&gt; '',</text:p>
      <text:p text:style-name="Standard"><text:s text:c="40"/>'nl' =&gt; '/nl',</text:p>
      <text:p text:style-name="Standard"><text:s text:c="36"/>])</text:p>
      <text:p text:style-name="Standard"><text:s text:c="32"/>;</text:p>
      <text:p text:style-name="Standard"/>
      <text:p text:style-name="Standard"><text:s text:c="24"/>=&gt;When a localized route is matched, Symfony uses the same locale automatically <text:tab/>during the entire request.</text:p>
      <text:p text:style-name="Standard"/>
      <text:p text:style-name="Standard"/>
      <text:p text:style-name="Standard"><text:s text:c="14"/><text:span text:style-name="T1"><text:s/>21)Stateless Routes</text:span></text:p>
      <text:p text:style-name="Standard"/>
      <text:p text:style-name="Standard"><text:s text:c="28"/>-&gt;Sometimes, when an HTTP response should be cached, it is important to ensure <text:tab/>that can happen. However, whenever a session is started during a request, Symfony turns the <text:tab/>response into a private non-cacheable response.</text:p>
      <text:p text:style-name="Standard"/>
      <text:p text:style-name="Standard"><text:s text:c="28"/>-&gt;Routes can configure a stateless boolean option in order to declare that the <text:tab/>session shouldn't be used when matching a request:</text:p>
      <text:p text:style-name="Standard"/>
      <text:p text:style-name="Standard"/>
      <text:p text:style-name="Standard"><text:s text:c="26"/><text:span text:style-name="T1"><text:s text:c="2"/>#[Route('/', name: 'homepage', stateless: true)]</text:span></text:p>
      <text:p text:style-name="Standard"/>
      <text:p text:style-name="Standard"><text:s text:c="27"/><text:span text:style-name="T1"><text:s text:c="2"/>-Attributes</text:span></text:p>
      <text:p text:style-name="P3"><text:s text:c="29"/>-YAML</text:p>
      <text:p text:style-name="P3"><text:s text:c="29"/>-xml</text:p>
      <text:p text:style-name="P3"><text:s text:c="29"/>-php</text:p>
      <text:p text:style-name="P3"/>
      <text:p text:style-name="Standard"><text:s text:c="29"/>-<text:span text:style-name="T1">Attributes</text:span></text:p>
      <text:p text:style-name="Standard"/>
      <text:p text:style-name="Standard"><text:s text:c="33"/><text:span text:style-name="T1"><text:s/>#[Route('/home', name: 'homepage', stateless: true)]</text:span></text:p>
      <text:p text:style-name="Standard"><text:s text:c="36"/>public function homepage(): Response</text:p>
      <text:p text:style-name="Standard"><text:s text:c="36"/>{</text:p>
      <text:p text:style-name="Standard"><text:s text:c="40"/>// ...</text:p>
      <text:p text:style-name="Standard"><text:s text:c="40"/>$msg="Welcome Routing Example";</text:p>
      <text:p text:style-name="Standard"><text:s text:c="40"/>dd($msg);</text:p>
      <text:p text:style-name="Standard"><text:s text:c="36"/>}</text:p>
      <text:p text:style-name="Standard"/>
      <text:p text:style-name="Standard"/>
      <text:p text:style-name="Standard"/>
      <text:p text:style-name="Standard"><text:soft-page-break/><text:s text:c="31"/>-<text:span text:style-name="T1">YAML</text:span></text:p>
      <text:p text:style-name="Standard"><text:s text:c="32"/>homepage:</text:p>
      <text:p text:style-name="Standard"><text:s text:c="36"/>controller: App\Controller\MainController::homepage</text:p>
      <text:p text:style-name="Standard"><text:s text:c="36"/>path: /</text:p>
      <text:p text:style-name="Standard"><text:s text:c="36"/>stateless: true</text:p>
      <text:p text:style-name="Standard"/>
      <text:p text:style-name="Standard"><text:s text:c="31"/>-<text:span text:style-name="T1">XML</text:span></text:p>
      <text:p text:style-name="Standard"><text:s text:c="31"/>&lt;route id="homepage" controller="App\Controller\MainController::homepage" <text:tab/><text:tab/><text:tab/>path="/" stateless="true"/&gt;</text:p>
      <text:p text:style-name="Standard"/>
      <text:p text:style-name="Standard"><text:s text:c="31"/><text:span text:style-name="T1">PHP</text:span></text:p>
      <text:p text:style-name="Standard"><text:s text:c="31"/>return function (RoutingConfigurator $routes) {</text:p>
      <text:p text:style-name="Standard"><text:s text:c="32"/>$routes-&gt;add('homepage', '/')</text:p>
      <text:p text:style-name="Standard"><text:s text:c="36"/>-&gt;controller([MainController::class, 'homepage'])</text:p>
      <text:p text:style-name="Standard"><text:s text:c="36"/>-&gt;stateless()</text:p>
      <text:p text:style-name="Standard"><text:s text:c="32"/>;</text:p>
      <text:p text:style-name="Standard"><text:s text:c="28"/>};</text:p>
      <text:p text:style-name="Standard"/>
      <text:p text:style-name="Standard"><text:s text:c="28"/>enabled: will throw an UnexpectedSessionUsageException exception</text:p>
      <text:p text:style-name="Standard"><text:s text:c="28"/>disabled: will log a warning</text:p>
      <text:p text:style-name="Standard"/>
      <text:p text:style-name="Standard"><text:s text:c="15"/><text:span text:style-name="T1"><text:s text:c="5"/>22)Generating URLs</text:span></text:p>
      <text:p text:style-name="Standard"/>
      <text:p text:style-name="Standard"/>
      <text:p text:style-name="Standard"><text:s text:c="26"/>-&gt; Generating URLs from routes allows you to not write the &lt;a href="..."&gt; values <text:tab/><text:tab/>manually in your HTML templates. Also, if the URL of some route changes, you <text:tab/><text:tab/>only have to update the route configuration and all links will be updated.</text:p>
      <text:p text:style-name="Standard"/>
      <text:p text:style-name="Standard"><text:s text:c="27"/>-&gt;To generate a URL, you need to specify the name of the route (e.g. blog_show) <text:tab/><text:tab/>and the values of the parameters defined by the route</text:p>
      <text:p text:style-name="Standard"/>
      <text:p text:style-name="Standard"><text:s text:c="27"/>-&gt;For that reason each route has an internal name that must be unique in the <text:tab/><text:tab/><text:tab/>application. If you don't set the route name explicitly with the name option, Symfony <text:tab/><text:tab/>generates an automatic name based on the controller and ac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6"/>=&gt;<text:span text:style-name="T1">Generating URLs in Controllers</text:span></text:p>
      <text:p text:style-name="Standard"/>
      <text:p text:style-name="Standard"><text:s text:c="32"/><text:span text:style-name="T1">-If your controller extends from the AbstractController, use the <text:tab/><text:tab/><text:tab/><text:tab/>generateUrl() <text:s/>helper:</text:span></text:p>
      <text:p text:style-name="Standard"/>
      <text:p text:style-name="Standard"><text:s text:c="32"/><text:span text:style-name="T1">Example</text:span></text:p>
      <text:p text:style-name="Standard"/>
      <text:p text:style-name="Standard"><text:s text:c="33"/>#[Route('/generate_url', name: 'generate_url_list')]</text:p>
      <text:p text:style-name="Standard"><text:s text:c="35"/><text:span text:style-name="T1"><text:s/>public function generate_Url(): Response</text:span></text:p>
      <text:p text:style-name="P3"><text:s text:c="36"/>{</text:p>
      <text:p text:style-name="P3"><text:s text:c="40"/>// generate a URL with no route arguments</text:p>
      <text:p text:style-name="P3"><text:s text:c="40"/>$signUpPage = $this-&gt;generateUrl('blog_list');</text:p>
      <text:p text:style-name="P3"/>
      <text:p text:style-name="P3"><text:s text:c="40"/>// generate a URL with route arguments</text:p>
      <text:p text:style-name="P3"><text:s text:c="40"/>$userProfilePage = $this-&gt;generateUrl('blog_request_list_view', [</text:p>
      <text:p text:style-name="P3"><text:s text:c="44"/>'id' =&gt; 1,</text:p>
      <text:p text:style-name="P3"><text:s text:c="40"/>]);</text:p>
      <text:p text:style-name="P3"><text:s text:c="40"/>dd( $signUpPage,$userProfilePage);</text:p>
      <text:p text:style-name="P3"><text:s text:c="40"/>// ...</text:p>
      <text:p text:style-name="P3"><text:s text:c="36"/>}</text:p>
      <text:p text:style-name="Standard"/>
      <text:p text:style-name="Standard"><text:s text:c="15"/><text:span text:style-name="T1"><text:s/>23)Generating URLs in Services</text:span></text:p>
      <text:p text:style-name="Standard"/>
      <text:p text:style-name="Standard"/>
      <text:p text:style-name="Standard"><text:s text:c="32"/>-&gt;Inject the router Symfony service into your own services and use its <text:tab/><text:tab/><text:tab/>generate() method. When using service autowiring you only need to add an argument <text:tab/><text:tab/>in the service constructor and type-hint it with the UrlGeneratorInterface class:</text:p>
      <text:p text:style-name="Standard"/>
      <text:p text:style-name="Standard"><text:s text:c="16"/><text:span text:style-name="T1">24)Generating URLs in Templates</text:span></text:p>
      <text:p text:style-name="Standard"/>
      <text:p text:style-name="Standard"/>
      <text:p text:style-name="Standard"><text:s text:c="31"/><text:span text:style-name="T1"><text:s/>&lt;a href="/article/{{ article.slug }}"&gt;</text:span></text:p>
      <text:p text:style-name="Standard"/>
      <text:p text:style-name="Standard"><text:s text:c="32"/>https://symfony.com/doc/current/templates.html#templates-link-to-pages</text:p>
      <text:p text:style-name="Standard"/>
      <text:p text:style-name="Standard"><text:s text:c="18"/><text:span text:style-name="T1">25) Generating URLs in JavaScript</text:span></text:p>
      <text:p text:style-name="Standard"/>
      <text:p text:style-name="Standard"><text:s text:c="23"/><text:tab/><text:tab/> <text:s/>-&gt; <text:s/>if your JavaScript code is included in a Twig template, you can use the <text:tab/><text:tab/>path() <text:tab/>and url() Twig functions to generate the URLs and store them in JavaScript <text:tab/><text:tab/>variables. The <text:tab/>escape() filter is needed to escape any non-JavaScript-safe values:</text:p>
      <text:p text:style-name="Standard"/>
      <text:p text:style-name="Standard"><text:s text:c="32"/>&lt;script&gt;</text:p>
      <text:p text:style-name="Standard"><text:s text:c="40"/>const route = "{{ path('blog_show', {slug: 'my-blog-post'})|escape('js') }}";</text:p>
      <text:p text:style-name="Standard"><text:s text:c="36"/>&lt;/scrip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7"><text:s text:c="19"/><text:span text:style-name="T1">26)Generating URLs in Commands</text:span></text:p>
      <text:p text:style-name="Standard"/>
      <text:p text:style-name="Standard"><text:s text:c="27"/>-&gt;Generating URLs in commands works the same as generating URLs in services. <text:tab/><text:tab/>The only difference is that commands are not executed in the HTTP context. <text:tab/><text:tab/><text:tab/>Therefore, if you generate absolute URLs, you'll get http://localhost/ as the host <text:tab/><text:tab/><text:tab/>name instead of your real host name.</text:p>
      <text:p text:style-name="Standard"><text:s text:c="27"/>-&gt;The solution is to configure the default_uri option to define the "request context" <text:tab/><text:tab/>used by commands when they generate URLs:</text:p>
      <text:p text:style-name="Standard"/>
      <text:p text:style-name="Standard"/>
      <text:p text:style-name="Standard"><text:s text:c="28"/><text:span text:style-name="T1">Example</text:span></text:p>
      <text:p text:style-name="Standard"><text:s text:c="28"/>&lt;?php</text:p>
      <text:p text:style-name="Standard"><text:s text:c="32"/>// src/Command/SomeCommand.php</text:p>
      <text:p text:style-name="Standard"><text:s text:c="32"/>namespace App\Command;</text:p>
      <text:p text:style-name="Standard"/>
      <text:p text:style-name="Standard"><text:s text:c="32"/>use Symfony\Component\Console\Command\Command;</text:p>
      <text:p text:style-name="Standard"><text:s text:c="32"/>use Symfony\Component\Console\Input\InputInterface;</text:p>
      <text:p text:style-name="Standard"><text:s text:c="32"/>use Symfony\Component\Console\Output\OutputInterface;</text:p>
      <text:p text:style-name="Standard"><text:s text:c="32"/>use Symfony\Component\Routing\Generator\UrlGeneratorInterface;</text:p>
      <text:p text:style-name="Standard"><text:s text:c="32"/>use Symfony\Component\Routing\RouterInterface;</text:p>
      <text:p text:style-name="Standard"><text:s text:c="32"/>// ...</text:p>
      <text:p text:style-name="Standard"/>
      <text:p text:style-name="Standard"><text:s text:c="32"/>class UrlGenCommand extends Command</text:p>
      <text:p text:style-name="Standard"><text:s text:c="32"/>{</text:p>
      <text:p text:style-name="Standard"><text:s text:c="36"/>public function __construct(private RouterInterface $router)</text:p>
      <text:p text:style-name="Standard"><text:s text:c="36"/>{</text:p>
      <text:p text:style-name="Standard"><text:s text:c="40"/>parent::__construct();</text:p>
      <text:p text:style-name="Standard"><text:s text:c="36"/>}</text:p>
      <text:p text:style-name="Standard"/>
      <text:p text:style-name="Standard"><text:s text:c="32"/>protected function execute(InputInterface $input, OutputInterface $output): int</text:p>
      <text:p text:style-name="Standard"><text:s text:c="32"/>{</text:p>
      <text:p text:style-name="Standard"><text:s text:c="36"/>// generate a URL with no route arguments</text:p>
      <text:p text:style-name="Standard"><text:s text:c="36"/>$signUpPage = $this-&gt;router-&gt;generate('blog_list');</text:p>
      <text:p text:style-name="Standard"/>
      <text:p text:style-name="Standard"><text:s text:c="36"/>// generate a URL with route arguments</text:p>
      <text:p text:style-name="Standard"><text:s text:c="36"/>$userProfilePage = $this-&gt;router-&gt;generate('blog_list', [</text:p>
      <text:p text:style-name="Standard"><text:s text:c="40"/>'username' =&gt; $user-&gt;getUserIdentifier(),</text:p>
      <text:p text:style-name="Standard"><text:s text:c="36"/>]);</text:p>
      <text:p text:style-name="Standard"/>
      <text:p text:style-name="Standard"><text:s text:c="36"/>// generated URLs are "absolute paths" by default. Pass a third optional</text:p>
      <text:p text:style-name="Standard"><text:s text:c="36"/>// argument to generate different URLs (e.g. an "absolute URL")</text:p>
      <text:p text:style-name="Standard"><text:s text:c="36"/>$signUpPage = $this-&gt;router-&gt;generate('blog_list', [], <text:tab/><text:tab/><text:tab/><text:tab/><text:tab/><text:tab/>UrlGeneratorInterface::ABSOLUTE_URL);</text:p>
      <text:p text:style-name="Standard"/>
      <text:p text:style-name="Standard"><text:s text:c="36"/>// when a route is localized, Symfony uses by default the current request <text:tab/><text:tab/><text:tab/><text:tab/>locale</text:p>
      <text:p text:style-name="Standard"><text:s text:c="36"/>// pass a different '_locale' value if you want to set the locale explicitly</text:p>
      <text:p text:style-name="Standard"><text:s text:c="36"/>$signUpPageInDutch = $this-&gt;router-&gt;generate('blog_list', ['_locale' =&gt; 'nl']);</text:p>
      <text:p text:style-name="Standard"/>
      <text:p text:style-name="Standard"><text:soft-page-break/><text:s text:c="36"/>// ...</text:p>
      <text:p text:style-name="Standard"><text:s text:c="32"/>}</text:p>
      <text:p text:style-name="Standard"><text:s text:c="32"/>}</text:p>
      <text:p text:style-name="Standard"/>
      <text:p text:style-name="Standard"/>
      <text:p text:style-name="Standard"><text:s text:c="18"/><text:span text:style-name="T1"><text:s text:c="2"/>27)Checking if a Route Exists</text:span></text:p>
      <text:p text:style-name="Standard"/>
      <text:p text:style-name="Standard"><text:s text:c="28"/>-In highly dynamic applications, it may be necessary to check whether a route <text:tab/><text:tab/>exists before using it to generate a URL.</text:p>
      <text:p text:style-name="Standard"><text:s text:c="28"/>-Instead, try to generate the URL and catch the RouteNotFoundException thrown <text:tab/><text:tab/>when the route doesn't exist</text:p>
      <text:p text:style-name="Standard"/>
      <text:p text:style-name="Standard"><text:s text:c="28"/>Example</text:p>
      <text:p text:style-name="Standard"><text:s text:c="32"/>use Symfony\Component\Routing\Exception\RouteNotFoundException;</text:p>
      <text:p text:style-name="Standard"/>
      <text:p text:style-name="Standard"><text:s text:c="30"/><text:span text:style-name="T1"><text:s text:c="2"/>try {</text:span></text:p>
      <text:p text:style-name="P3"><text:s text:c="36"/>$url = $this-&gt;router-&gt;generate($routeName, $routeParameters);</text:p>
      <text:p text:style-name="P3"><text:s text:c="32"/>} catch (RouteNotFoundException $e) {</text:p>
      <text:p text:style-name="P3"><text:s text:c="36"/>// the route is not defined...</text:p>
      <text:p text:style-name="P3"><text:s text:c="32"/>}</text:p>
      <text:p text:style-name="Standard"/>
      <text:p text:style-name="Standard"/>
      <text:p text:style-name="Standard"/>
      <text:p text:style-name="Standard"><text:s text:c="22"/><text:span text:style-name="T1"><text:s/>28)Forcing HTTPS on Generated URLs</text:span></text:p>
      <text:p text:style-name="Standard"/>
      <text:p text:style-name="Standard"><text:s text:c="32"/>By default, generated URLs use the same HTTP scheme as the current request. <text:tab/><text:tab/>In console commands, where there is no HTTP request, URLs use http by default. <text:tab/><text:tab/>You can change this per command (via the router's getContext() method) or globally <text:tab/><text:tab/>with these configuration parameters:</text:p>
      <text:p text:style-name="Standard"><text:s text:c="32"/>\</text:p>
      <text:p text:style-name="Standard"/>
      <text:p text:style-name="Standard"><text:s text:c="32"/><text:span text:style-name="T1">yaml</text:span></text:p>
      <text:p text:style-name="Standard"><text:s text:c="36"/># config/services.yaml</text:p>
      <text:p text:style-name="Standard"><text:s text:c="32"/>parameters:</text:p>
      <text:p text:style-name="Standard"><text:s text:c="36"/>router.request_context.scheme: 'https'</text:p>
      <text:p text:style-name="Standard"><text:s text:c="36"/>asset.request_context.secure: true</text:p>
      <text:p text:style-name="Standard"/>
      <text:p text:style-name="Standard"><text:s text:c="32"/><text:span text:style-name="T1">xml</text:span></text:p>
      <text:p text:style-name="Standard"><text:s text:c="32"/>&lt;parameters&gt;</text:p>
      <text:p text:style-name="Standard"><text:s text:c="36"/>&lt;parameter key="router.request_context.scheme"&gt;https&lt;/parameter&gt;</text:p>
      <text:p text:style-name="Standard"><text:s text:c="36"/>&lt;parameter key="asset.request_context.secure"&gt;true&lt;/parameter&gt;</text:p>
      <text:p text:style-name="Standard"><text:s text:c="32"/>&lt;/parameters&gt;</text:p>
      <text:p text:style-name="Standard"><text:s text:c="32"/><text:span text:style-name="T1">php</text:span></text:p>
      <text:p text:style-name="Standard"><text:s text:c="39"/>// config/services.php</text:p>
      <text:p text:style-name="Standard"><text:s text:c="32"/>$container-&gt;setParameter('router.request_context.scheme', 'https');</text:p>
      <text:p text:style-name="Standard"><text:s text:c="32"/>$container-&gt;setParameter('asset.request_context.secure', true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28"/>Outside of console commands, use the schemes option to define the scheme of <text:tab/>each route explicitly:</text:p>
      <text:p text:style-name="Standard"/>
      <text:p text:style-name="Standard"><text:s text:c="26"/><text:span text:style-name="T1"><text:s text:c="3"/>#[Route('/login', name: 'login', schemes: ['https'])]</text:span></text:p>
      <text:p text:style-name="Standard"><text:s text:c="31"/>public function login(): Response</text:p>
      <text:p text:style-name="Standard"><text:s text:c="32"/>{</text:p>
      <text:p text:style-name="Standard"><text:s text:c="36"/>// ...</text:p>
      <text:p text:style-name="Standard"><text:s text:c="36"/>}</text:p>
      <text:p text:style-name="Standard"/>
      <text:p text:style-name="Standard"/>
      <text:p text:style-name="Standard"><text:s text:c="27"/>The URL generated for the login route will always use HTTPS. This means that <text:tab/>when using the path() Twig function to generate URLs, you may get an absolute URL <text:tab/>instead of a relative URL if the HTTP scheme of the original request is different from the <text:tab/>scheme used by the route:</text:p>
      <text:p text:style-name="Standard"/>
      <text:p text:style-name="Standard"/>
      <text:p text:style-name="Standard"><text:s text:c="28"/>{# if the current scheme is HTTPS, generates a relative URL: /login #}</text:p>
      <text:p text:style-name="Standard"><text:s text:c="28"/>{{ path('login') }}</text:p>
      <text:p text:style-name="Standard"/>
      <text:p text:style-name="Standard"><text:s text:c="28"/>{# if the current scheme is HTTP, generates an absolute URL to change</text:p>
      <text:p text:style-name="Standard"><text:s text:c="28"/>the scheme: https://example.com/login #}</text:p>
      <text:p text:style-name="Standard"><text:s text:c="28"/>{{ path('login') }}</text:p>
      <text:p text:style-name="Standard"/>
      <text:p text:style-name="Standard"/>
      <text:p text:style-name="Standard"><text:s text:c="32"/># config/routes/annotations.yaml</text:p>
      <text:p text:style-name="Standard"><text:s text:c="32"/>controllers:</text:p>
      <text:p text:style-name="Standard"><text:s text:c="36"/>resource: '../../src/Controller/'</text:p>
      <text:p text:style-name="Standard"><text:s text:c="36"/>type: annotation</text:p>
      <text:p text:style-name="Standard"><text:s text:c="36"/>defaults:</text:p>
      <text:p text:style-name="Standard"><text:s text:c="40"/>schemes: [https]</text:p>
      <text:p text:style-name="Standard"/>
      <text:p text:style-name="Standard"/>
      <text:p text:style-name="Standard"><text:s text:c="22"/></text:p>
      <text:p text:style-name="Standard"/>
      <text:p text:style-name="P8">Thank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0:30:53.115215804</meta:creation-date>
    <dc:date>2023-02-09T11:24:34.685468007</dc:date>
    <meta:editing-duration>PT42M47S</meta:editing-duration>
    <meta:editing-cycles>113</meta:editing-cycles>
    <meta:generator>LibreOffice/7.3.7.2$Linux_X86_64 LibreOffice_project/30$Build-2</meta:generator>
    <meta:document-statistic meta:table-count="0" meta:image-count="0" meta:object-count="0" meta:page-count="27" meta:paragraph-count="806" meta:word-count="3788" meta:character-count="52579" meta:non-whitespace-character-count="26828"/>
  </office:meta>
</office:document-meta>
</file>